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2140000000C5EACF4B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Lucidasans, 'Lucida Sans', 'Arial Unicode MS'"/>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2" svg:font-family="'Nimbus Sans L'" style:font-family-generic="roman" style:font-pitch="variable"/>
    <style:font-face style:name="Tahoma1" svg:font-family="Tahoma, Lucidasans, 'Lucida Sans', 'Arial Unicode M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master-page-name="Portada"/>
    <style:style style:name="P2" style:family="paragraph" style:parent-style-name="Standard" style:master-page-name="First_20_Page"/>
    <style:style style:name="P3" style:family="paragraph" style:parent-style-name="Standard">
      <style:paragraph-properties fo:margin-left="0.9846in" fo:margin-right="0in" fo:text-indent="0in" style:auto-text-indent="false"/>
    </style:style>
    <style:style style:name="P4" style:family="paragraph" style:parent-style-name="Standard">
      <style:paragraph-properties fo:margin-left="0.9846in" fo:margin-right="0in" fo:text-indent="0in" style:auto-text-indent="false" style:writing-mode="lr-tb"/>
    </style:style>
    <style:style style:name="P5" style:family="paragraph" style:parent-style-name="Standard">
      <style:paragraph-properties fo:margin-left="1.9693in" fo:margin-right="0in" fo:text-indent="0in" style:auto-text-indent="false"/>
    </style:style>
    <style:style style:name="P6" style:family="paragraph" style:parent-style-name="Standard" style:master-page-name="Index"/>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Standard" style:master-page-name="Introduccion"/>
    <style:style style:name="P11" style:family="paragraph" style:parent-style-name="Text_20_body" style:list-style-name="L2">
      <style:paragraph-properties fo:margin-left="0in" fo:margin-right="0in" fo:text-indent="0in" style:auto-text-indent="false"/>
      <style:text-properties fo:font-style="italic" style:font-style-asian="italic" style:font-style-complex="italic"/>
    </style:style>
    <style:style style:name="P12" style:family="paragraph" style:parent-style-name="Text_20_body">
      <style:paragraph-properties fo:margin-left="0in" fo:margin-right="0in" fo:text-indent="0in" style:auto-text-indent="false"/>
      <style:text-properties fo:font-style="normal" style:font-style-asian="normal" style:font-style-complex="normal"/>
    </style:style>
    <style:style style:name="P13" style:family="paragraph" style:parent-style-name="Text_20_body" style:list-style-name="L2">
      <style:paragraph-properties fo:margin-left="0in" fo:margin-right="0in" fo:text-indent="0in" style:auto-text-indent="false"/>
      <style:text-properties fo:font-style="normal" style:font-style-asian="normal" style:font-style-complex="normal"/>
    </style:style>
    <style:style style:name="P14" style:family="paragraph" style:parent-style-name="Text_20_body" style:list-style-name="L2">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margin-left="0.4925in" fo:margin-right="0in" fo:text-indent="0in" style:auto-text-indent="false" style:writing-mode="lr-tb"/>
      <style:text-properties fo:font-style="italic" style:font-style-asian="italic" style:font-style-complex="italic"/>
    </style:style>
    <style:style style:name="P17" style:family="paragraph" style:parent-style-name="Text_20_body">
      <style:paragraph-properties fo:margin-left="0.4925in" fo:margin-right="0in" fo:text-indent="0in" style:auto-text-indent="false" style:writing-mode="lr-tb"/>
      <style:text-properties fo:font-style="normal" style:font-style-asian="normal" style:font-style-complex="normal"/>
    </style:style>
    <style:style style:name="P18" style:family="paragraph" style:parent-style-name="Heading_20_2" style:list-style-name="L3">
      <style:text-properties fo:font-style="normal" style:font-style-asian="normal" style:font-style-complex="normal"/>
    </style:style>
    <style:style style:name="P19" style:family="paragraph" style:parent-style-name="Text_20_body">
      <style:paragraph-properties fo:margin-left="0.4925in" fo:margin-right="0in" fo:text-indent="0in" style:auto-text-indent="false"/>
    </style:style>
    <style:style style:name="P20" style:family="paragraph" style:parent-style-name="Text_20_body" style:list-style-name="L4">
      <style:paragraph-properties fo:margin-left="0.4925in" fo:margin-right="0in" fo:text-indent="0in" style:auto-text-indent="false"/>
    </style:style>
    <style:style style:name="P21" style:family="paragraph" style:parent-style-name="Heading_20_4">
      <style:paragraph-properties fo:margin-left="0.4925in" fo:margin-right="0in" fo:text-indent="0in" style:auto-text-indent="false"/>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list-style-name="L5"/>
    <style:style style:name="P24" style:family="paragraph" style:parent-style-name="Text_20_body" style:list-style-name="L6"/>
    <style:style style:name="P25" style:family="paragraph" style:parent-style-name="Standard" style:master-page-name="Punto_20_2"/>
    <style:style style:name="P26" style:family="paragraph" style:parent-style-name="Standard">
      <style:paragraph-properties fo:line-height="150%" fo:text-align="justify" style:justify-single-word="false"/>
      <style:text-properties fo:font-size="11pt" style:font-size-asian="11pt" style:font-size-complex="11pt"/>
    </style:style>
    <style:style style:name="P27" style:family="paragraph" style:parent-style-name="Standard">
      <style:paragraph-properties fo:line-height="150%" fo:text-align="justify" style:justify-single-word="false"/>
      <style:text-properties fo:font-size="11pt" fo:language="none" fo:country="none" style:font-size-asian="11pt" style:language-asian="none" style:country-asian="none" style:font-size-complex="11pt"/>
    </style:style>
    <style:style style:name="P28" style:family="paragraph">
      <style:paragraph-properties fo:text-align="center"/>
    </style:style>
    <style:style style:name="P29" style:family="paragraph">
      <style:paragraph-properties fo:text-align="center" style:writing-mode="lr-tb"/>
    </style:style>
    <style:style style:name="P30" style:family="paragraph">
      <style:paragraph-properties fo:text-align="center"/>
      <style:text-properties fo:font-size="24pt"/>
    </style:style>
    <style:style style:name="P31" style:family="paragraph">
      <style:paragraph-properties style:writing-mode="lr-tb"/>
    </style:style>
    <style:style style:name="P32" style:family="paragraph" style:parent-style-name="Heading_20_2" style:list-style-name="L7"/>
    <style:style style:name="P33" style:family="paragraph" style:parent-style-name="Text_20_body" style:list-style-name="L7">
      <style:paragraph-properties fo:margin-left="0.4925in" fo:margin-right="0in" fo:text-indent="0in" style:auto-text-indent="false"/>
      <style:text-properties fo:font-size="11pt" style:font-size-asian="11pt" style:font-size-complex="11pt"/>
    </style:style>
    <style:style style:name="P3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Roman No9 L" fo:font-size="24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P35" style:family="paragraph">
      <style:paragraph-properties fo:margin-left="0in" fo:margin-right="0in" fo:margin-top="0in" fo:margin-bottom="0in" fo:line-height="100%" fo:text-align="center" text:enable-numbering="false" fo:text-indent="0in" style:writing-mode="lr-tb"/>
    </style:style>
    <style:style style:name="P36"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P3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P38" style:family="paragraph">
      <style:paragraph-properties fo:margin-left="0in" fo:margin-right="0in" fo:margin-top="0in" fo:margin-bottom="0in" fo:line-height="100%" text:enable-numbering="false" fo:text-indent="0in" style:writing-mode="lr-tb"/>
      <style:text-properties style:use-window-font-color="true" style:text-outline="false" style:text-line-through-style="none" style:font-name="Nimbus Roman No9 L" fo:font-size="1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P39"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Nimbus Roman No9 L" fo:font-size="8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P40" style:family="paragraph">
      <style:paragraph-properties fo:margin-left="0in" fo:margin-right="0in" fo:margin-top="0in" fo:margin-bottom="0in" fo:line-height="100%" fo:text-align="center" text:enable-numbering="false" fo:text-indent="0in"/>
    </style:style>
    <style:style style:name="P4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Times" fo:font-size="9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pt" fo:font-style="normal" style:font-size-asian="10pt" style:font-style-asian="normal" style:font-size-complex="10pt" style:font-style-complex="normal"/>
    </style:style>
    <style:style style:name="T4" style:family="text">
      <style:text-properties fo:color="#b84700"/>
    </style:style>
    <style:style style:name="T5" style:family="text">
      <style:text-properties fo:font-size="11pt" style:font-size-asian="11pt" style:font-size-complex="11pt"/>
    </style:style>
    <style:style style:name="T6" style:family="text">
      <style:text-properties fo:font-size="11pt" fo:font-style="italic" style:font-size-asian="11pt" style:font-style-asian="italic" style:font-size-complex="11pt" style:font-style-complex="italic"/>
    </style:style>
    <style:style style:name="T7" style:family="text">
      <style:text-properties style:use-window-font-color="true" style:font-name="Times New Roman" fo:font-size="9pt" fo:language="es" fo:country="ES" style:font-name-asian="Times New Roman" style:font-size-asian="9pt" style:font-name-complex="Times New Roman" style:font-size-complex="9pt" style:language-complex="ar" style:country-complex="SA"/>
    </style:style>
    <style:style style:name="T8" style:family="text">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style>
    <style:style style:name="T9" style:family="text">
      <style:text-properties style:use-window-font-color="true" style:text-outline="false" style:text-line-through-style="none" style:font-name="Times New Roman" fo:font-size="9pt" fo:language="es" fo:country="ES" fo:font-style="normal" fo:text-shadow="none"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text-emphasize="none" style:font-relief="none"/>
    </style:style>
    <style:style style:name="T10" style:family="text">
      <style:text-properties style:use-window-font-color="true" style:text-outline="false" style:text-line-through-style="none" style:font-name="Times New Roman" fo:font-size="8pt" fo:language="es" fo:country="ES" fo:font-style="normal" fo:text-shadow="none" style:text-underline-style="none" fo:font-weight="normal" style:font-name-asian="Times New Roman" style:font-size-asian="9pt" style:font-style-asian="normal" style:font-weight-asian="normal" style:font-name-complex="Times New Roman" style:font-size-complex="9pt" style:language-complex="ar" style:country-complex="SA" style:font-style-complex="normal" style:font-weight-complex="normal" style:text-emphasize="none" style:font-relief="none"/>
    </style:style>
    <style:style style:name="T11" style:family="text">
      <style:text-properties style:use-window-font-color="true" style:text-outline="false" style:text-line-through-style="none" style:font-name="Times" fo:font-size="9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text-emphasize="none" style:font-relief="non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text:bullet-char="•">
        <style:text-properties style:font-name="StarSymbol"/>
      </text:list-level-style-bulle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02in" svg:stroke-color="#000000" draw:fill="solid" draw:fill-color="#ffffff" draw:textarea-horizontal-align="center" draw:textarea-vertical-align="middle" fo:padding-top="0.0047in" fo:padding-bottom="0.0047in" fo:padding-left="0.0047in" fo:padding-right="0.0047in" draw:shadow="hidden" style:run-through="foreground"/>
    </style:style>
    <style:style style:name="gr4" style:family="graphic">
      <style:graphic-properties draw:stroke="none" draw:fill="none" draw:fill-color="#ffffff" draw:auto-grow-height="false" draw:auto-grow-width="false" fo:min-height="0.039in" fo:padding-top="0.1965in" fo:padding-bottom="0in" fo:padding-left="0in" fo:padding-right="0in" style:run-through="foreground"/>
    </style:style>
    <style:style style:name="gr5" style:family="graphic">
      <style:graphic-properties draw:stroke="solid" svg:stroke-width="0.0102in" svg:stroke-color="#969696"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style:run-through="foreground"/>
    </style:style>
    <style:style style:name="gr6" style:family="graphic">
      <style:graphic-properties draw:stroke="solid" svg:stroke-width="0.0102in" svg:stroke-color="#969696" draw:marker-start="msArrowEnd_20_5" draw:marker-start-width="0.1457in" draw:marker-start-center="fals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style:run-through="foreground"/>
    </style:style>
    <style:style style:name="gr7" style:family="graphic">
      <style:graphic-properties draw:stroke="none" draw:fill="none" draw:fill-color="#ffffff" draw:auto-grow-height="false" draw:auto-grow-width="false" fo:min-height="0.039in" fo:padding-top="0in" fo:padding-bottom="0in" fo:padding-left="0in" fo:padding-right="0in" draw:shadow="hidden" style:run-through="foreground"/>
    </style:style>
    <style:style style:name="gr8" style:family="graphic">
      <style:graphic-properties draw:stroke="none" draw:fill="none" draw:fill-color="#ffffff" draw:auto-grow-height="false" draw:auto-grow-width="false" fo:min-height="0.039in" fo:padding-top="0.05in" fo:padding-bottom="0.05in" fo:padding-left="0.1in" fo:padding-right="0.1in" draw:shadow="hidden" style:run-through="foreground"/>
    </style:style>
    <style:style style:name="gr9" style:family="graphic">
      <style:graphic-properties draw:stroke="solid" svg:stroke-width="0.0102in" svg:stroke-color="#000000" draw:fill="solid" draw:fill-color="#c0c0c0" draw:auto-grow-height="false" draw:auto-grow-width="false" fo:min-height="0.039in" fo:padding-top="0.9173in" fo:padding-bottom="0.05in" fo:padding-left="0.1in" fo:padding-right="0.1in" draw:shadow="hidden" style:run-through="foreground"/>
    </style:style>
    <style:style style:name="gr10" style:family="graphic">
      <style:graphic-properties draw:stroke="solid" svg:stroke-width="0.0102in" svg:stroke-color="#000000" draw:fill="solid" draw:fill-color="#ffffff" draw:auto-grow-height="false" draw:auto-grow-width="false" fo:min-height="0.039in" fo:padding-top="0.05in" fo:padding-bottom="0.05in" fo:padding-left="0.1in" fo:padding-right="0.1in" draw:shadow="hidden" style:run-through="foreground"/>
    </style:style>
    <style:style style:name="gr11" style:family="graphic">
      <style:graphic-properties draw:stroke="solid" svg:stroke-width="0.0102in" svg:stroke-color="#000000" draw:fill="solid" draw:fill-color="#dbdbdb" draw:textarea-horizontal-align="center" draw:textarea-vertical-align="middle" fo:padding-top="0.0047in" fo:padding-bottom="0.0047in" fo:padding-left="0.0047in" fo:padding-right="0.0047in" draw:shadow="hidden" style:run-through="foreground"/>
    </style:style>
    <style:style style:name="gr12" style:family="graphic">
      <style:graphic-properties draw:stroke="none" draw:fill="none" draw:fill-color="#ffffff" draw:auto-grow-height="false" draw:auto-grow-width="false" fo:min-height="0.039in" fo:padding-top="0.1299in" fo:padding-bottom="0.05in" fo:padding-left="0.1in" fo:padding-right="0.1in" style:run-through="foreground"/>
    </style:style>
    <style:style style:name="gr13" style:family="graphic">
      <style:graphic-properties draw:stroke="solid" svg:stroke-width="0.0102in" svg:stroke-color="#000000" draw:marker-start="msArrowEnd_20_5" draw:marker-start-width="0.1457in" draw:marker-start-center="fals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style:run-through="foreground"/>
    </style:style>
    <style:style style:name="gr14" style:family="graphic">
      <style:graphic-properties draw:stroke="solid" svg:stroke-width="0.0102in" svg:stroke-color="#000000" draw:fill="solid" draw:fill-color="#ffffff" draw:auto-grow-height="false" draw:auto-grow-width="false" fo:min-height="0.039in" fo:padding-top="0.1299in" fo:padding-bottom="0.05in" fo:padding-left="0.1in" fo:padding-right="0.1in" draw:shadow="hidden" style:run-through="foreground"/>
    </style:style>
    <style:style style:name="gr15" style:family="graphic">
      <style:graphic-properties draw:stroke="solid" svg:stroke-width="0.0102in" svg:stroke-color="#000000"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style:run-through="foreground"/>
    </style:style>
    <style:style style:name="gr1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02in" svg:stroke-color="#969696" draw:marker-start-width="0.1181in" draw:marker-start-center="fals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18" style:family="graphic">
      <style:graphic-properties draw:stroke="solid" svg:stroke-width="0.0102in" svg:stroke-color="#000000" draw:marker-start-width="0.1181in" draw:marker-start-center="false" draw:marker-end-width="0.1181in" draw:marker-end-center="false" draw:fill="solid" draw:fill-color="#ffffff" draw:auto-grow-height="false" draw:auto-grow-width="false" fo:min-height="0.039in" fo:padding-top="0.2083in" fo:padding-bottom="0.05in" fo:padding-left="0.1in" fo:padding-right="0.1in" draw:shadow="visible" draw:shadow-offset-x="-0.0768in" draw:shadow-offset-y="-0.0768in" draw:shadow-color="#808080" draw:shadow-opacity="50%" style:run-through="foreground"/>
    </style:style>
    <style:style style:name="gr19" style:family="graphic">
      <style:graphic-properties draw:stroke="solid" svg:stroke-width="0.0102in" svg:stroke-color="#000000" draw:marker-start-width="0.1181in" draw:marker-start-center="false" draw:marker-end-width="0.1181in" draw:marker-end-center="false" draw:fill="solid"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20" style:family="graphic">
      <style:graphic-properties draw:stroke="none" svg:stroke-width="0in" svg:stroke-color="#000000" draw:marker-start-width="0.1181in" draw:marker-start-center="false" draw:marker-end-width="0.1181in" draw:marker-end-center="false" draw:fill="none" draw:fill-color="#ffffff" draw:auto-grow-height="false" draw:auto-grow-width="false" fo:min-height="0.039in" fo:padding-top="0.05in" fo:padding-bottom="0.05in" fo:padding-left="0.1in" fo:padding-right="0.1in" draw:shadow="hidden" draw:shadow-offset-x="0.1181in" draw:shadow-offset-y="0.1181in" draw:shadow-color="#808080" style:run-through="foreground"/>
    </style:style>
    <style:style style:name="gr21" style:family="graphic">
      <style:graphic-properties draw:stroke="solid" svg:stroke-width="0.0102in" svg:stroke-color="#000000" draw:marker-start-width="0.1181in" draw:marker-start-center="false" draw:marker-end-width="0.1181in" draw:marker-end-center="false" draw:fill="solid" draw:fill-color="#ffffff" draw:auto-grow-height="false" draw:auto-grow-width="false" fo:min-height="0.039in" fo:padding-top="0.05in" fo:padding-bottom="0.05in" fo:padding-left="0.1in" fo:padding-right="0.1in" draw:shadow="visible" draw:shadow-offset-x="-0.0768in" draw:shadow-offset-y="-0.0768in" draw:shadow-color="#808080" draw:shadow-opacity="50%" style:run-through="foreground"/>
    </style:style>
    <style:style style:name="gr22" style:family="graphic">
      <style:graphic-properties draw:stroke="solid" svg:stroke-width="0.0102in" svg:stroke-color="#000000" draw:marker-start-width="0.1181in" draw:marker-start-center="false" draw:marker-end-width="0.1181in" draw:marker-end-center="false" draw:fill="solid" draw:fill-color="#ffffff" draw:auto-grow-height="false" draw:auto-grow-width="false" fo:min-height="0.039in" fo:padding-top="0.1299in" fo:padding-bottom="0.05in" fo:padding-left="0.1in" fo:padding-right="0.1in" draw:shadow="visible" draw:shadow-offset-x="-0.0768in" draw:shadow-offset-y="-0.0768in" draw:shadow-color="#808080" draw:shadow-opacity="50%" style:run-through="foreground"/>
    </style:style>
    <style:style style:name="gr23" style:family="graphic">
      <style:graphic-properties draw:stroke="solid" svg:stroke-width="0.0102in" svg:stroke-color="#969696" draw:marker-start-width="0.1181in" draw:marker-start-center="false" draw:marker-end-width="0.1181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24" style:family="graphic">
      <style:graphic-properties draw:stroke="solid" svg:stroke-width="0.0102in" svg:stroke-color="#969696" draw:marker-start="msArrowEnd_20_5" draw:marker-start-width="0.1457in" draw:marker-start-center="false" draw:marker-end="msArrowEnd_20_5" draw:marker-end-width="0.1457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25" style:family="graphic">
      <style:graphic-properties draw:stroke="solid" svg:stroke-width="0.0102in" svg:stroke-color="#969696" draw:marker-start="msArrowEnd_20_5" draw:marker-start-width="0.1457in" draw:marker-start-center="false" draw:marker-end-width="0.1181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26" style:family="graphic">
      <style:graphic-properties draw:stroke="solid" svg:stroke-width="0.0102in" svg:stroke-color="#000000" draw:marker-start-width="0.1181in" draw:marker-start-center="false" draw:marker-end-width="0.1181in" draw:marker-end-center="false" draw:fill="solid" draw:fill-color="#dbdbdb"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27" style:family="graphic">
      <style:graphic-properties draw:stroke="none" svg:stroke-width="0in" svg:stroke-color="#000000" draw:marker-start-width="0.1181in" draw:marker-start-center="false" draw:marker-end-width="0.1181in" draw:marker-end-center="false" draw:fill="none" draw:fill-color="#ffffff" draw:auto-grow-height="false" draw:auto-grow-width="false" fo:min-height="0.039in" fo:padding-top="0in" fo:padding-bottom="0in" fo:padding-left="0in" fo:padding-right="0in" draw:shadow="hidden" draw:shadow-offset-x="0.1181in" draw:shadow-offset-y="0.1181in" draw:shadow-color="#808080" style:run-through="foreground"/>
    </style:style>
    <style:style style:name="gr28" style:family="graphic">
      <style:graphic-properties draw:stroke="solid" svg:stroke-width="0.0102in" svg:stroke-color="#000000" draw:marker-start-width="0.1181in" draw:marker-start-center="false" draw:marker-end-width="0.1181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29" style:family="graphic">
      <style:graphic-properties draw:stroke="none" svg:stroke-width="0in" svg:stroke-color="#000000" draw:marker-start-width="0.1181in" draw:marker-start-center="false" draw:marker-end-width="0.1181in" draw:marker-end-center="false" draw:fill="none" draw:fill-color="#ffffff" draw:auto-grow-height="false" draw:auto-grow-width="false" fo:min-height="0.039in" fo:padding-top="0.1299in" fo:padding-bottom="0.05in" fo:padding-left="0.1in" fo:padding-right="0.1in" draw:shadow="hidden" draw:shadow-offset-x="0.1181in" draw:shadow-offset-y="0.1181in" draw:shadow-color="#808080" style:run-through="foreground"/>
    </style:style>
    <style:style style:name="gr30" style:family="graphic">
      <style:graphic-properties draw:stroke="dash" draw:stroke-dash="Dash_20_3" svg:stroke-width="0.0102in" svg:stroke-color="#000000" draw:marker-start-width="0.1181in" draw:marker-start-center="false" draw:marker-end-width="0.1181in" draw:marker-end-center="false" draw:fill="none" draw:fill-color="#ffffff" draw:textarea-horizontal-align="center" draw:textarea-vertical-align="middle" fo:padding-top="0.0047in" fo:padding-bottom="0.0047in" fo:padding-left="0.0047in" fo:padding-right="0.0047in" draw:shadow="hidden" draw:shadow-offset-x="0.1181in" draw:shadow-offset-y="0.1181in" draw:shadow-color="#808080" style:run-through="foreground"/>
    </style:style>
    <style:style style:name="gr31"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portada</text:p>
      <text:p text:style-name="Standard"/>
      <text:p text:style-name="Standard"/>
      <text:p text:style-name="Standard"/>
      <text:p text:style-name="P2"/>
      <text:p text:style-name="Standard"/>
      <text:p text:style-name="Standard"/>
      <text:p text:style-name="Standard"/>
      <text:p text:style-name="Standard"/>
      <text:p text:style-name="Standard"/>
      <text:p text:style-name="Standard"/>
      <text:p text:style-name="Standard"/>
      <text:p text:style-name="Standard"/>
      <text:p text:style-name="P3"><draw:frame draw:style-name="fr1" draw:name="Graphic1" text:anchor-type="paragraph" svg:width="5.5417in" svg:height="0.1252in" draw:z-index="3"><draw:image xlink:href="Pictures/10000000000002140000000C5EACF4B2.gif" xlink:type="simple" xlink:show="embed" xlink:actuate="onLoad"/></draw:frame></text:p>
      <text:p text:style-name="P3"/>
      <text:p text:style-name="P3">Para F.H al que el buen Dios se llevo un mes de Mayo lleno de ruido y confusión. Dile al tipo de tu izquierda que me parece una porquería su lotería. Y gracias también, R, por estar a mi lado entonces.</text:p>
      <text:p text:style-name="P3"/>
      <text:p text:style-name="P3">También para mis padres, que gastaron casi toda una vida en darme su visión del mundo, pero nunca me obligaron a hacerla mía. Sé que mucho de lo poco bueno que tengo, es vuestro.</text:p>
      <text:p text:style-name="P3"/>
      <text:p text:style-name="P3">Tampoco me puedo olvidar de J.L que me enseñó a conjugar todas las formas del verbo perder. Y de H, que me dio la rabia y los sueños.</text:p>
      <text:p text:style-name="P3"/>
      <text:p text:style-name="P4">Y en especial se lo quiero dedicar a L, y a todos los niños que nacerán de nuestra generación. Sereis los hijos de una generación perdida. Una generación sin voz, sin criterio, sin otra cosa que un miedo atroz al futuro. Me gustaría pensar que vosotros, algún día, usareis la indignación como la palanca con la que lograr aquello que nosotros no pudimos, no supimos, y no quisimos hacer: construir alternativas.</text:p>
      <text:p text:style-name="P3"/>
      <text:p text:style-name="P3"/>
      <text:p text:style-name="P5">! Estamos renunciando al sueño ¡</text:p>
      <text:p text:style-name="Standard"/>
      <text:p text:style-name="Standard"><draw:frame draw:style-name="fr2" draw:name="Graphic2" text:anchor-type="paragraph" svg:x="0.5543in" svg:y="0.0366in" svg:width="5.5417in" svg:height="0.1252in" draw:z-index="4"><draw:image xlink:href="Pictures/10000000000002140000000C5EACF4B2.gif" xlink:type="simple" xlink:show="embed" xlink:actuate="onLoad"/></draw:frame></text:p>
      <text:p text:style-name="Standard"/>
      <text:p text:style-name="Standard"/>
      <text:p text:style-name="Standard"/>
      <text:p text:style-name="Standard"/>
      <text:p text:style-name="P6"/>
      <text:p text:style-name="Standard"/>
      <text:p text:style-name="Standard"/>
      <text:p text:style-name="Standard">Indice</text:p>
      <text:p text:style-name="Standard"/>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20_5f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7">1. Introducción<text:tab/>4</text:p>
          <text:p text:style-name="P8">1.1 Especificación de requisitos.<text:tab/>5</text:p>
          <text:p text:style-name="P8">1.2 Estado del arte, o como matamos al dragón.<text:tab/>8</text:p>
          <text:p text:style-name="P9">Problemas al utilizar un sistema ya existente.<text:tab/>9</text:p>
          <text:p text:style-name="P7">2. Análisis del sistema<text:tab/>11</text:p>
          <text:p text:style-name="P8">2.1. Objetivos.<text:tab/>11</text:p>
          <text:p text:style-name="P9"><text:s text:c="2"/>Gestionar incidencias.<text:tab/>11</text:p>
          <text:p text:style-name="P9"><text:s/>Estado de las incidencias. <text:tab/>12</text:p>
          <text:p text:style-name="P9"><text:s/>Acceso al sistema.<text:tab/>12</text:p>
          <text:p text:style-name="P9"><text:s/>Comunicación con el usuario.<text:tab/>13</text:p>
          <text:p text:style-name="P9"><text:s/>Integración con un sistema de inventario.<text:tab/>13</text:p>
          <text:p text:style-name="P9">Ingeniería social<text:tab/>14</text:p>
          <text:p text:style-name="P8">2.1. Visión del sistema.<text:tab/>15</text:p>
          <text:p text:style-name="P8">2.3 Entidad relación<text:tab/>17</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P10"/>
      <text:h text:style-name="Heading_20_1" text:outline-level="1">1. Introducción</text:h>
      <text:h text:style-name="Text_20_body" text:outline-level="1"/>
      <text:h text:style-name="Text_20_body" text:outline-level="1"><text:tab/>Si quisiéramos resumir en muy pocas palabras el objetivo de este proyecto que tiene entre sus manos, podríamos decir que el objetivo es <text:span text:style-name="T1">lograr un sistema que sea capaz de gestionar las incidencias informáticas de un departamento de una universidad</text:span><text:span text:style-name="T2">.</text:span></text:h>
      <text:h text:style-name="Text_20_body" text:outline-level="1"/>
      <text:h text:style-name="Text_20_body" text:outline-level="1"><text:tab/>Sin embargo esa frase tan corta tiene detrás de si toda la terrible complejidad de las cosas sencillas. ¿Qué entendemos por una incidencia?, ¿y por gestionarlas?, ¿queremos guardar las incidencias, o sólo resolverlas?, ¿el usuario sólo manda las incidencias o hace algo más?</text:h>
      <text:h text:style-name="Text_20_body" text:outline-level="1"/>
      <text:h text:style-name="Text_20_body" text:outline-level="1"><text:tab/>Es por eso por lo que, antes de sentarnos delante de nuestro editor favorito, y ponernos a programar, debemos hacer un estudio previo de la situación, así como evaluar las diversas alternativas existentes. En efecto, uno de los primeros pasos es comprobar si hemos de empezar desde cero, o bien, podemos aprovechar todo o parte de algo que ya exista.</text:h>
      <text:h text:style-name="Text_20_body" text:outline-level="1"/>
      <text:h text:style-name="Text_20_body" text:outline-level="1"><text:tab/>Otro punto importante que hay que tener en cuenta es como se relacionará este sistema con la estructura ya existente en el departamento. Es decir, el sistema debe acoplarse a un sistema que ya existe, y no al contrario.</text:h>
      <text:h text:style-name="Text_20_body" text:outline-level="1"/>
      <text:h text:style-name="Text_20_body" text:outline-level="1"><text:tab/>Todas estas preguntas las iremos resolviendo en los siguientes puntos, componiendo una especificación de requisitos que habrá que cumplir.</text:h>
      <text:h text:style-name="Text_20_body" text:outline-level="1"/>
      <text:h text:style-name="Text_20_body" text:outline-level="1"><text:tab/>Una vez que tengamos claro que es lo que queremos conseguir, y a que debe, y a que no debe, responder el sistema, podemos pasar a las siguientes fases.</text:h>
      <text:h text:style-name="Text_20_body" text:outline-level="1"/>
      <text:h text:style-name="Text_20_body" text:outline-level="1"><text:tab/>Como último punto antes de dar por concluido el proyecto, será importante obtener algún tipo de información del usuario final, que es quien, al fin y al cabo, usará la aplicación. De ellos, y de su satisfacción, depende en gran parte el éxito o el fracaso de cualquier sistema informático.</text:h>
      <text:h text:style-name="Text_20_body" text:outline-level="1"/>
      <text:h text:style-name="Heading_20_2" text:outline-level="2">1.1 Especificación de requisitos.</text:h>
      <text:h text:style-name="Text_20_body" text:outline-level="1"/>
      <text:h text:style-name="Text_20_body" text:outline-level="1"><text:tab/>Como ya se ha mencionado anteriormente, queremos que el sistema se encuentre relacionado con la estructura de un departamento de una universidad. Esto nos impone de alguna manera una estructura informática, además de un tipo determinado de usuario.</text:h>
      <text:h text:style-name="Text_20_body" text:outline-level="1"/>
      <text:h text:style-name="Text_20_body" text:outline-level="1"><text:tab/>Los requisitos se pueden resumir en:</text:h>
      <text:h text:style-name="Text_20_body" text:outline-level="1"/>
      <text:list text:style-name="L2">
        <text:list-item>
          <text:h text:style-name="P11" text:outline-level="1">Usuarios de distintos niveles de conocimiento informático:<text:span text:style-name="T2"> Al igual que suele suceder en la vida real, tenemos muy distintos tipos de personas. La inmensa mayoría de ellos, en el caso que nos ocupa, poseen unos conocimientos medios, frente a un reducido grupo que se sitúa en las fronteras; es decir, niveles casi nulos a un lado, y niveles extremadamente altos en el otro lado.</text:span></text:h>
        </text:list-item>
      </text:list>
      <text:h text:style-name="P12" text:outline-level="1"/>
      <text:list text:style-name="L2">
        <text:list-item>
          <text:h text:style-name="P11" text:outline-level="1">Necesidad de un sistema independiente de las personas:<text:span text:style-name="T2"> Las seres humanos son un raza muy poco fiable, tienen la mala costumbre de ponerse enfermos, se empeñan en tener vacaciones, y algunos hasta tienen la mal costumbre de dejar de existir, apuntar a null, si lo prefieren. Por este motivo se necesita un sistema de gestión de las incidencias que </text:span>pueda seguir funcionando sea quien sea la persona, o grupo de personas, que se encuentre detrás resolviéndolas.<text:span text:style-name="T2"> De tal forma que si alguna de esas personas falla, su trabajo pueda seguir en el mismo punto. Para lograrlo debemos crear un sistema que centralice todas las operaciones, de forma que obligue a los usuarios a dejar constancia de cada paso realizado, y no a guardar esos pasos en cuadernos personales, notas debajo del teclado...</text:span></text:h>
        </text:list-item>
      </text:list>
      <text:h text:style-name="P12" text:outline-level="1"/>
      <text:list text:style-name="L2">
        <text:list-item>
          <text:h text:style-name="P13" text:outline-level="1">Siguiendo con el punto anterior cabría añadir que la raza humana es, además, egoísta por naturaleza. Uno no pierde horas, o incluso días, persiguiendo la solución a un problema, y después la pone a disposición de todo el mundo de forma gratuita. Pero, si de verdad queremos avanzar, eso es precisamente lo que hay que hacer, ya que el conocimiento aislado, y en poder de una sola persona, no es conocimiento, es avaricia, y eso sólo es tirar piedras contra nuestro tejado. Para evitar este problema, <text:span text:style-name="T1">el sistema, deberá permitir añadir cuantas anotaciones se necesiten sobre las acciones realizadas para resolver el problema</text:span>.</text:h>
        </text:list-item>
      </text:list>
      <text:h text:style-name="P12" text:outline-level="1"/>
      <text:list text:style-name="L2">
        <text:list-item>
          <text:h text:style-name="P11" text:outline-level="1">Acceso al sistema desde diversas arquitectura y sistemas operativos:<text:span text:style-name="T2"> Al contrario que en la mayoría de las grandes corporaciones, aquí no existe una directiva sobre el sistema operativo o la arquitectura a utilizar. Las personas las eligen como se elige una pareja, por obligación, por gusto, por necesidad, o por ninguno de esos motivos. Evidentemente es mucho más sencillo adaptar la aplicación a sus necesidades que intentar convencer a quien no quiere ser convencido .</text:span></text:h>
        </text:list-item>
      </text:list>
      <text:h text:style-name="P12" text:outline-level="1"/>
      <text:list text:style-name="L2">
        <text:list-item>
          <text:h text:style-name="P11" text:outline-level="1">Trazabilidad de las incidencias:<text:span text:style-name="T2"> Las incidencias no son un ente aislado que se crea en un momento determinado, y desaparece sin dar ninguna explicación. Las incidencias tienen un ciclo de vida, que pasa por diversas fases, cada una de ellas con una explicación asociada. Se necesita saber en todo momento en donde se encuentra nuestra incidencia, y como ha llegado ahí. Para conocer el ciclo de vida de una incidencia puede ser una buena idea ir al siguiente capítulo.</text:span></text:h>
        </text:list-item>
      </text:list>
      <text:h text:style-name="P12" text:outline-level="1"/>
      <text:list text:style-name="L2">
        <text:list-item>
          <text:h text:style-name="P11" text:outline-level="1">Comunicación entre el usuario y el sistema:<text:span text:style-name="T2"> En muchos de las fases citadas en el punto anterior, se necesita la comunicación entre el usuario y el sistema, para añadir datos que faltan, para comprobar algo... Además es conveniente guardar dichos mensajes para poder comprobar si se ha cometido algún error.</text:span></text:h>
        </text:list-item>
      </text:list>
      <text:h text:style-name="P12" text:outline-level="1"/>
      <text:list text:style-name="L2">
        <text:list-item>
          <text:h text:style-name="P11" text:outline-level="1">Seguridad en las comunicaciones:<text:span text:style-name="T2"> En principio ninguno de los datos de una incidencia, y tomados de forma aislada, representan un fallo de seguridad en el sistema. Sin embargo el recolectar muchos de esos datos, puede dar pistas que pueden ser útiles para realizar, por ejemplo, ataques por ingeniería social, logrando que el usuario nos de información confidencial. Para evitar estos problemas hay que intentar mantener la confidencialidad, el no repudio y la integridad de los mensajes intercambiados con el usuario. </text:span><text:span text:style-name="T3">[</text:span><text:span text:style-name="T3"><text:bibliography-mark text:identifier="SINGH99" text:bibliography-type="book" text:author="Simon Singh" text:pages="396" text:publisher="Fourth State" text:title="The code book" text:year="1999">[SINGH99]</text:bibliography-mark></text:span><text:span text:style-name="T3">]</text:span><text:span text:style-name="T3"><text:bibliography-mark text:identifier="KAHN79" text:bibliography-type="book" text:author="David Kahn" text:pages="1135" text:publisher="MacMillan" text:title="The codebreakers" text:year="1979">[KAHN79]</text:bibliography-mark></text:span><text:span text:style-name="T3">.</text:span></text:h>
          <text:h text:style-name="P13" text:outline-level="1" text:is-list-header="true"/>
        </text:list-item>
        <text:list-item>
          <text:h text:style-name="P14" text:outline-level="1">Uso de herramientas libres: <text:span text:style-name="T2">Quizás, en vez de preguntarnos por qué usar herramientas libres, deberíamos preguntarnos lo contrario. Por qué universidades, y organizaciones públicas de un país Europeo, deberían usar sistemas de compañías que son basicamente vendedores de humo, que basan su supervivencia en un absurdo sistema de patentes que quieren imponer al resto del mundo, y cuyas técnicas comerciales son brutalmente depredadoras. El uso de herramientas libres es, por lo tanto, más una cuestión de libertad que de gustos personales.</text:span></text:h>
        </text:list-item>
      </text:list>
      <text:h text:style-name="P15" text:outline-level="1"/>
      <text:h text:style-name="P16" text:outline-level="1">Facilidad de ampliación:<text:span text:style-name="T2"> </text:span>Con este apartado, nos referimos principalmente a poder llevar el sistema a otro entorno con parámetros distintos<text:span text:style-name="T2">, otro gesto de base de datos, otras rutas de configuración.. </text:span>Además de la posibilidad de añadir nuevas funcionalidades<text:span text:style-name="T2">, nuevas incidencias, nuevos tipos de usuarios. Para lograrlo, se necesitarán tomar algunas decisiones en el diseño, además de intentar tener un </text:span></text:h>
      <text:h text:style-name="P17" text:outline-level="1">código lo más genérico y “limpio” posible.</text:h>
      <text:h text:style-name="P17" text:outline-level="1"/>
      <text:h text:style-name="P17" text:outline-level="1"/>
      <text:h text:style-name="P18" text:outline-level="2">1.2 Estado del arte, o como matamos al dragón.</text:h>
      <text:h text:style-name="Text_20_body" text:outline-level="1"><text:s/><text:tab/>Cuando tenemos que buscar un desarrollo software para resolver un problema, tenemos varias alternativas.</text:h>
      <text:h text:style-name="Text_20_body" text:outline-level="1"/>
      <text:h text:style-name="Text_20_body" text:outline-level="1"><text:tab/><text:span text:style-name="T1">La primera, y más obvia, es enfrentarnos al dragón con las manos desnudas, y a pecho descubierto</text:span>. Es la opción más divertida, y la que mejor nos hará quedar delante de nuestra doncella, además en las películas suele terminar bastante bien. El problema es que, en la vida real, los dragones son bastante más inteligentes, y tienen bastante mal humor.</text:h>
      <text:h text:style-name="Text_20_body" text:outline-level="1"/>
      <text:h text:style-name="Text_20_body" text:outline-level="1"><text:tab/><text:span text:style-name="T1">Otra opción podría ser recurrir a MataDragones Inc, y dejarles a ellos todo el problema por un módico precio</text:span>. No es una opción muy divertida, aunque suele funcionar razonablemente bien, siempre y cuando no les pidas cosas muy raras, y no se trate de algún dragón de una raza especial.</text:h>
      <text:h text:style-name="Text_20_body" text:outline-level="1"/>
      <text:h text:style-name="Text_20_body" text:outline-level="1"><text:tab/><text:span text:style-name="T1">Pero además, si vives en el MundoLibre, tienes otra alternativa</text:span>. Puedes acercarte a la taberna de la aldea, ya sabes ese sitio sucio y siniestro donde se reúnen los elfos y los enanos, siempre dispuestos a contarte historias delante del fuego a cambio de una copa y, si eres amable con ellos, <text:span text:style-name="T1">hasta te pueden dejar sus extrañas armas, y sus horribles pócimas para que puedas enfrentarte al dragón con alguna garantía de éxito</text:span>.</text:h>
      <text:h text:style-name="Text_20_body" text:outline-level="1"/>
      <text:h text:style-name="Text_20_body" text:outline-level="1"><text:tab/>Esta última opción, normalmente sólo existe en el MundoLibre, por que en el MundoCerrado, la gente atesora la información, y la esconde en cajas negras de las que no la dejan escapar. En el MundoCerrado, aún siguen pensando que la información es poder.</text:h>
      <text:h text:style-name="Text_20_body" text:outline-level="1"/>
      <text:h text:style-name="Text_20_body" text:outline-level="1"><text:tab/>En resumen, volviendo a nuestro problema:</text:h>
      <text:h text:style-name="P19" text:outline-level="1"/>
      <text:list text:style-name="L4">
        <text:list-item>
          <text:h text:style-name="P20" text:outline-level="1"><text:s/>Podríamos intentar resolver el problema desde cero, creando nosotros nuestro propio desarrollo.</text:h>
        </text:list-item>
        <text:list-item>
          <text:h text:style-name="P20" text:outline-level="1"><text:s/>Podemos recurrir a un desarrollo informático ya realizado, y ver si podemos adapatarlo a nuestro problema.</text:h>
        </text:list-item>
        <text:list-item>
          <text:h text:style-name="P20" text:outline-level="1"><text:s/>O bien podemos intentar crear nuestro propio desarrollo, pero intentando aprovechar las partes que ya se encuentren resueltas en otros desarrollos.</text:h>
        </text:list-item>
      </text:list>
      <text:h text:style-name="P19" text:outline-level="1"/>
      <text:h text:style-name="P21" text:outline-level="4">Problemas al utilizar un sistema ya existente.</text:h>
      <text:h text:style-name="P19" text:outline-level="1"/>
      <text:h text:style-name="P22" text:outline-level="1"><text:tab/><text:span text:style-name="T1">Si intentamos buscar un sistema para la gestión de incidencias, no encontramos muchos productos. Casi todos los existentes se encuentran integrados dentro de aplicaciones mucho más grandes de gestión, y organización, que no nos interesan en el problema actual</text:span>.</text:h>
      <text:h text:style-name="P22" text:outline-level="1"/>
      <text:h text:style-name="P22" text:outline-level="1"><text:tab/>La estrella de todos ellos parece ser <text:span text:style-name="T1">Tivoli de IBM</text:span> <text:span text:style-name="T4">LINK</text:span> , que es una herramienta cliente servidor que realiza automáticamente el inventario del equipo en el cliente, y envía los datos hacia el servidor central. Además permite hace un seguimiento de los problemas que se hayan tenido con dicho equipo, y otro montón de cosas que llevarían mucho tiempo ser comentados en tan poco sitio.</text:h>
      <text:h text:style-name="Text_20_body" text:outline-level="1"/>
      <text:h text:style-name="P23" text:outline-level="1"><text:tab/>Con la misma idea que el anterior, pero bastante menos ambiciosos tenemos programas como <text:span text:style-name="T4">LINK LINK </text:span><text:s text:c="2"/>.</text:h>
      <text:h text:style-name="P23" text:outline-level="1"/>
      <text:h text:style-name="P23" text:outline-level="1"><text:tab/>Casi todos estos programas tienen el defecto de añadir una gran cantidad de funcionalidades que no son necesarias en el caso que nos ocupa, y que además no se pueden quitar, lo que provoca que se eleve el precio final de dichos sistemas. Demasiado para poder ser afrontado por un departamento de una universidad.</text:h>
      <text:h text:style-name="P23" text:outline-level="1"/>
      <text:h text:style-name="P24" text:outline-level="1"><text:tab/>Si recurrimos al mundo libre, para lo cual la mejor idea es darse una vuelta por <text:a xlink:type="simple" xlink:href="http://sourceforge.net/">http://sourceforge.net</text:a>, encontramos muchas más soluciones, y mucho más sencillas. Casi todas ellas están basadas en interfaces web, que vuelcan los datos a una base de datos, o a una lista de correo. El mayor problema que tenemos con estas aplicaciones es que, a pesar de aproximarse más a lo que necesitamos, se encuentran orientadas a incidencias muy concretas, como son infecciones de red. Algunas de estas aplicaciones son: <text:span text:style-name="T4">LINK LINK</text:span> <text:s/>.</text:h>
      <text:h text:style-name="P24" text:outline-level="1"/>
      <text:h text:style-name="P24" text:outline-level="1"><text:tab/>Por lo visto hasta aquí, parece que no tenemos ninguna aplicación que se adapte plenamente a nuestras necesidades, por lo que nos quedan las dos alternativas explicadas anteriormente. O bien realizamos el desarrollo desde cero, o bien realizamos el desarrollo desde cero, pero apoyado todo lo posible en elementos desarrollados.</text:h>
      <text:p text:style-name="Standard"/>
      <text:h text:style-name="Text_20_body" text:outline-level="1"><text:span text:style-name="T1"><text:tab/>En cualquier caso, la solución final pasa por realizar un desarrollo, por lo que en los siguientes puntos veremos la estructura que tendrá el sistema, y luego intentaremos encontrar la mejor herramienta para poder implementar dicho desarrollo</text:span>.</text:h>
      <text:p text:style-name="P25"/>
      <text:h text:style-name="Heading_20_1" text:outline-level="1">2. Análisis del sistema</text:h>
      <text:h text:style-name="Text_20_body" text:outline-level="1"/>
      <text:h text:style-name="Text_20_body" text:outline-level="1"><text:tab/>Como ya se comentó en la introducción, el contenido de este proyecto se podría resumir en una sola línea: creación de un sistema para la gestión de incidencias. Sin embargo, ya vimos, que eso dejaba abiertas una gran cantidad de preguntas sin respuesta, casi todas las cuales giraban en torno a lo que se entendía por gestionar una incidencia. En función de cómo respondamos a esas preguntas obtendremos una serie de objetivos a lograr, con una serie de tareas asociadas a cada objetivo.</text:h>
      <text:h text:style-name="Text_20_body" text:outline-level="1"/>
      <text:h text:style-name="Heading_20_2" text:outline-level="2">2.1. Objetivos.</text:h>
      <text:p text:style-name="P26"/>
      <text:h text:style-name="Heading_20_4" text:outline-level="4"><text:tab/> Gestionar incidencias.</text:h>
      <text:p text:style-name="P26"/>
      <text:h text:style-name="Text_20_body" text:outline-level="1"><text:span text:style-name="T5"><text:tab/>En el momento en el que planteamos la resolución de incidencia como un proceso realizado por varias personas, debemos plantearnos soluciones que permitan el acceso concurrente a los datos, que eviten las colisiones entre esas personas al acceder a los mismos datos, y algo aún más importante, que muy a menudo es olvidado, aprovechar las sinergias generadas, lo que mi profesora de recursos humanos llamaba dos y dos igual a cinco. </text:span><text:span text:style-name="T6">Es decir que los conocimientos empleados en la resolución de un problema puedan ser adquiridos por otra persona distinta, de una forma sencilla e inmediata</text:span><text:span text:style-name="T5">. Evidentemente en este último punto es necesaria la colaboración de los usuarios finales. La tecnología empleada sólo es el vehículo conductor del conocimiento, no el conocimiento en si.</text:span></text:h>
      <text:h text:style-name="Text_20_body" text:outline-level="1"/>
      <text:h text:style-name="Text_20_body" text:outline-level="1"/>
      <text:h text:style-name="Text_20_body" text:outline-level="1"/>
      <text:p text:style-name="P26"/>
      <text:h text:style-name="Heading_20_4" text:outline-level="4"><text:tab/>Estado de las incidencias. </text:h>
      <text:p text:style-name="P26"/>
      <text:h text:style-name="Text_20_body" text:outline-level="1"><text:span text:style-name="T5"><text:tab/></text:span><text:span text:style-name="T6">Las incidencias tendrán en todo momento, desde que son generadas hasta que son resueltas, un estado asociado</text:span><text:span text:style-name="T5">. Dicho estado servirá de indicación al usuario, y al administrador, de lo que está sucediendo con la incidencia. Esto podemos resumirlo en el siguiente diagrama de estados.</text:span></text:h>
      <text:p text:style-name="P26"/>
      <text:p text:style-name="P27"><draw:g text:anchor-type="paragraph" draw:z-index="0" draw:style-name="gr1"><draw:g draw:style-name="gr2"><draw:circle draw:style-name="gr3" draw:text-style-name="P28" svg:width="0.7504in" svg:height="0.7504in" svg:x="0.7291in" svg:y="1.426in"><draw:glue-point draw:id="4" svg:x="1.9665in" svg:y="0in"/><draw:glue-point draw:id="5" svg:x="0.5752in" svg:y="0.5752in"/><draw:glue-point draw:id="6" svg:x="0in" svg:y="1.9665in"/><draw:glue-point draw:id="7" svg:x="0.5752in" svg:y="3.3579in"/><draw:glue-point draw:id="8" svg:x="1.9665in" svg:y="3.937in"/><draw:glue-point draw:id="9" svg:x="3.3579in" svg:y="3.3579in"/><draw:glue-point draw:id="10" svg:x="3.937in" svg:y="1.9665in"/><draw:glue-point draw:id="11" svg:x="3.3579in" svg:y="0.5752in"/><text:p/></draw:circle><draw:frame draw:style-name="gr4" draw:text-style-name="P29" svg:width="0.528in" svg:height="0.528in" svg:x="0.8406in" svg:y="1.537in"><draw:text-box><text:p text:style-name="P29"><text:span text:style-name="T7">Recibida</text:span></text:p></draw:text-box></draw:frame></draw:g><draw:g draw:style-name="gr2"><draw:circle draw:style-name="gr3" draw:text-style-name="P28" svg:width="0.7504in" svg:height="0.7504in" svg:x="2.6043in" svg:y="0.3008in"><draw:glue-point draw:id="4" svg:x="1.9665in" svg:y="0in"/><draw:glue-point draw:id="5" svg:x="0.5752in" svg:y="0.5752in"/><draw:glue-point draw:id="6" svg:x="0in" svg:y="1.9665in"/><draw:glue-point draw:id="7" svg:x="0.5752in" svg:y="3.3579in"/><draw:glue-point draw:id="8" svg:x="1.9665in" svg:y="3.937in"/><draw:glue-point draw:id="9" svg:x="3.3579in" svg:y="3.3579in"/><draw:glue-point draw:id="10" svg:x="3.937in" svg:y="1.9665in"/><draw:glue-point draw:id="11" svg:x="3.3579in" svg:y="0.5752in"/><text:p/></draw:circle><draw:frame draw:style-name="gr4" draw:text-style-name="P29" svg:width="0.528in" svg:height="0.528in" svg:x="2.7154in" svg:y="0.4118in"><draw:text-box><text:p text:style-name="P29"><text:span text:style-name="T7">En curso</text:span></text:p></draw:text-box></draw:frame></draw:g><draw:g draw:style-name="gr2"><draw:circle draw:style-name="gr3" draw:text-style-name="P28" svg:width="0.7504in" svg:height="0.7504in" svg:x="2.6043in" svg:y="1.3425in"><draw:glue-point draw:id="4" svg:x="1.9665in" svg:y="0in"/><draw:glue-point draw:id="5" svg:x="0.5752in" svg:y="0.5752in"/><draw:glue-point draw:id="6" svg:x="0in" svg:y="1.9665in"/><draw:glue-point draw:id="7" svg:x="0.5752in" svg:y="3.3579in"/><draw:glue-point draw:id="8" svg:x="1.9665in" svg:y="3.937in"/><draw:glue-point draw:id="9" svg:x="3.3579in" svg:y="3.3579in"/><draw:glue-point draw:id="10" svg:x="3.937in" svg:y="1.9665in"/><draw:glue-point draw:id="11" svg:x="3.3579in" svg:y="0.5752in"/><text:p/></draw:circle><draw:frame draw:style-name="gr4" draw:text-style-name="P29" svg:width="0.528in" svg:height="0.528in" svg:x="2.7154in" svg:y="1.4535in"><draw:text-box><text:p text:style-name="P29"><text:span text:style-name="T7">Interrumpida</text:span></text:p></draw:text-box></draw:frame></draw:g><draw:g draw:style-name="gr2"><draw:circle draw:style-name="gr3" draw:text-style-name="P28" svg:width="0.7504in" svg:height="0.7504in" svg:x="2.6043in" svg:y="2.426in"><draw:glue-point draw:id="4" svg:x="1.9665in" svg:y="0in"/><draw:glue-point draw:id="5" svg:x="0.5752in" svg:y="0.5752in"/><draw:glue-point draw:id="6" svg:x="0in" svg:y="1.9665in"/><draw:glue-point draw:id="7" svg:x="0.5752in" svg:y="3.3579in"/><draw:glue-point draw:id="8" svg:x="1.9665in" svg:y="3.937in"/><draw:glue-point draw:id="9" svg:x="3.3579in" svg:y="3.3579in"/><draw:glue-point draw:id="10" svg:x="3.937in" svg:y="1.9665in"/><draw:glue-point draw:id="11" svg:x="3.3579in" svg:y="0.5752in"/><text:p/></draw:circle><draw:frame draw:style-name="gr4" draw:text-style-name="P29" svg:width="0.528in" svg:height="0.528in" svg:x="2.7154in" svg:y="2.537in"><draw:text-box><text:p text:style-name="P29"><text:span text:style-name="T7">Desestimada</text:span></text:p></draw:text-box></draw:frame></draw:g><draw:g draw:style-name="gr2"><draw:circle draw:style-name="gr3" draw:text-style-name="P28" svg:width="0.7504in" svg:height="0.7504in" svg:x="4.3543in" svg:y="0.176in"><draw:glue-point draw:id="4" svg:x="1.9665in" svg:y="0in"/><draw:glue-point draw:id="5" svg:x="0.5752in" svg:y="0.5752in"/><draw:glue-point draw:id="6" svg:x="0in" svg:y="1.9665in"/><draw:glue-point draw:id="7" svg:x="0.5752in" svg:y="3.3579in"/><draw:glue-point draw:id="8" svg:x="1.9665in" svg:y="3.937in"/><draw:glue-point draw:id="9" svg:x="3.3579in" svg:y="3.3579in"/><draw:glue-point draw:id="10" svg:x="3.937in" svg:y="1.9665in"/><draw:glue-point draw:id="11" svg:x="3.3579in" svg:y="0.5752in"/><text:p/></draw:circle><draw:frame draw:style-name="gr4" draw:text-style-name="P29" svg:width="0.528in" svg:height="0.528in" svg:x="4.4654in" svg:y="0.287in"><draw:text-box><text:p text:style-name="P29"><text:span text:style-name="T7">Resuelta</text:span></text:p></draw:text-box></draw:frame></draw:g><draw:line draw:style-name="gr5" draw:text-style-name="P30" svg:x1="1.3543in" svg:y1="1.55in" svg:x2="2.4795in" svg:y2="0.9008in"><text:p/></draw:line><draw:line draw:style-name="gr5" draw:text-style-name="P30" svg:x1="1.4772in" svg:y1="1.7988in" svg:x2="2.4772in" svg:y2="1.7988in"><text:p/></draw:line><draw:line draw:style-name="gr5" draw:text-style-name="P30" svg:x1="1.3543in" svg:y1="2.0508in" svg:x2="2.4795in" svg:y2="2.7in"><text:p/></draw:line><draw:line draw:style-name="gr5" draw:text-style-name="P30" svg:x1="3.3543in" svg:y1="0.5508in" svg:x2="4.2295in" svg:y2="0.3008in"><text:p/></draw:line><draw:g draw:style-name="gr2"><draw:circle draw:style-name="gr3" draw:text-style-name="P28" svg:width="0.7504in" svg:height="0.7504in" svg:x="4.4791in" svg:y="1.176in"><draw:glue-point draw:id="4" svg:x="1.9665in" svg:y="0in"/><draw:glue-point draw:id="5" svg:x="0.5752in" svg:y="0.5752in"/><draw:glue-point draw:id="6" svg:x="0in" svg:y="1.9665in"/><draw:glue-point draw:id="7" svg:x="0.5752in" svg:y="3.3579in"/><draw:glue-point draw:id="8" svg:x="1.9665in" svg:y="3.937in"/><draw:glue-point draw:id="9" svg:x="3.3579in" svg:y="3.3579in"/><draw:glue-point draw:id="10" svg:x="3.937in" svg:y="1.9665in"/><draw:glue-point draw:id="11" svg:x="3.3579in" svg:y="0.5752in"/><text:p/></draw:circle><draw:frame draw:style-name="gr4" draw:text-style-name="P29" svg:width="0.528in" svg:height="0.528in" svg:x="4.5906in" svg:y="1.287in"><draw:text-box><text:p text:style-name="P29"><text:span text:style-name="T7">Pospuesta</text:span></text:p></draw:text-box></draw:frame></draw:g><draw:line draw:style-name="gr5" draw:text-style-name="P30" svg:x1="2.9791in" svg:y1="1.3528in" svg:x2="2.9791in" svg:y2="1.1028in"><text:p/></draw:line><draw:line draw:style-name="gr6" draw:text-style-name="P30" svg:x1="3.3543in" svg:y1="0.8008in" svg:x2="4.4795in" svg:y2="1.426in"><text:p/></draw:line><draw:path draw:style-name="gr5" draw:text-style-name="P28" svg:width="0.5469in" svg:height="1.6886in" svg:x="3.3024in" svg:y="0.9154in" svg:viewBox="0 0 1390 4290" svg:d="m0 0c1203 1715 2408 3429 0 4288"><text:p/></draw:path><draw:line draw:style-name="gr5" draw:text-style-name="P30" svg:x1="0.4791in" svg:y1="0.926in" svg:x2="0.8543in" svg:y2="1.426in"><text:p/></draw:line><draw:frame draw:style-name="gr7" draw:text-style-name="P31" svg:width="1.0004in" svg:height="0.2504in" svg:x="0.4772in" svg:y="0.676in"><draw:text-box><text:p text:style-name="P31"><text:span text:style-name="T7">Apertura incidencia</text:span></text:p></draw:text-box></draw:frame><draw:frame draw:style-name="gr7" draw:text-style-name="P31" svg:width="1.0004in" svg:height="0.2504in" svg:x="1.2291in" svg:y="1.0508in"><draw:text-box><text:p text:style-name="P31"><text:span text:style-name="T7">Leer / estimar</text:span></text:p></draw:text-box></draw:frame><draw:frame draw:style-name="gr7" draw:text-style-name="P31" svg:width="1.0004in" svg:height="0.2504in" svg:x="1.4791in" svg:y="1.5508in"><draw:text-box><text:p text:style-name="P31"><text:span text:style-name="T7">Leer / pedir datos</text:span></text:p></draw:text-box></draw:frame><draw:frame draw:style-name="gr7" draw:text-style-name="P31" svg:width="1.0004in" svg:height="0.2504in" svg:x="0.8543in" svg:y="2.426in"><draw:text-box><text:p text:style-name="P31"><text:span text:style-name="T7">Leer / desestimar</text:span></text:p></draw:text-box></draw:frame><draw:frame draw:style-name="gr7" draw:text-style-name="P31" svg:width="1.0004in" svg:height="0.2504in" svg:x="3.3543in" svg:y="0.0508in"><draw:text-box><text:p text:style-name="P31"><text:span text:style-name="T7">cerrar / enviar mail</text:span></text:p></draw:text-box></draw:frame><draw:frame draw:style-name="gr7" draw:text-style-name="P31" svg:width="1.0004in" svg:height="0.2504in" svg:x="3.8543in" svg:y="2.3008in"><draw:text-box><text:p text:style-name="P31"><text:span text:style-name="T7">cerrar / enviar mail</text:span></text:p></draw:text-box></draw:frame><draw:frame draw:style-name="gr7" draw:text-style-name="P31" svg:width="1.0004in" svg:height="0.2504in" svg:x="2.1043in" svg:y="1.176in"><draw:text-box><text:p text:style-name="P31"><text:span text:style-name="T7">Leer / retomar</text:span></text:p></draw:text-box></draw:frame><draw:frame draw:style-name="gr7" draw:text-style-name="P31" svg:width="1.1358in" svg:height="0.2504in" svg:x="4.1146in" svg:y="0.9988in"><draw:text-box><text:p text:style-name="P31"><text:span text:style-name="T7">estimar / enviar mail</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4" text:outline-level="4"><text:tab/>Acceso al sistema.</text:h>
      <text:p text:style-name="P26"/>
      <text:h text:style-name="Text_20_body" text:outline-level="1"><text:span text:style-name="T5"><text:tab/>Otro factor muy importante a tener en cuenta es el modo en el que los usuarios accederán al sistema. En la actualidad nos enfrentamos a usuarios de todos los niveles de conocimiento, y desde cualquier sistema operativo, por lo que es necesaria una aplicación independiente de la plataforma, o que se pueda ejecutar a través de la red. Para lograr que cada incidencia este relacionada de forma univoca con un usuario, será necesario que el sistema este integrado con un sistema de autenticación y, a ser posible que sea un sistema centralizado, y no dependiente de la aplicación, para evitar tener que dar de alta a los usuarios en el nuevo sistema, algo que puede generar inconsistencias. La forma de resolver este problema dependerá de lenguaje de programación, pero parece evidente que </text:span><text:span text:style-name="T6">una orientación a objetos, y el uso adecuado de patrones de diseño, nos puede ayudar a implementar un sistema flexible</text:span><text:span text:style-name="T5">, que permita a los usuarios autenticarse contra, por ejemplo, un sistema de directorio, o una base de datos.</text:span></text:h>
      <text:h text:style-name="Text_20_body" text:outline-level="1"/>
      <text:p text:style-name="P26"/>
      <text:h text:style-name="Heading_20_4" text:outline-level="4"><text:tab/>Comunicación con el usuario.</text:h>
      <text:p text:style-name="P26"/>
      <text:h text:style-name="Text_20_body" text:outline-level="1"><text:span text:style-name="T5"><text:tab/>Una vez que el usuario ha logrado una forma de entrar en el sistema, no ha hecho más que dar el primer paso, se necesita entonces </text:span><text:span text:style-name="T6">un sistema que permita recibir y procesar las incidencias. Lo lógico parece grabarlas en alguna base de datos, y facilitar algún sistema de comunicación entre el usuario y la persona encargada de resolver las incidencias</text:span><text:span text:style-name="T5"> que, <text:s/>obviando las señales de humo y la parasicología, parece lógico que sea el correo electrónico.</text:span></text:h>
      <text:h text:style-name="Text_20_body" text:outline-level="1"/>
      <text:h text:style-name="Heading_20_4" text:outline-level="4"><text:tab/>Integración con un sistema de inventario.</text:h>
      <text:p text:style-name="P26"/>
      <text:h text:style-name="Text_20_body" text:outline-level="1"><text:tab/>Además de las diferentes formas de acceso al sistema, debemos tener en cuenta que casi todas las incidencias generadas serán relativas a una máquina, o componente de las mismas. Esto nos plantea una situación similar a la entrada al sistema: sería conveniente poder consultar el listado de máquinas en algún sistema externo. Una vez más el uso de patrones, y la programación orientada a objetos nos pueden quitar más de un problema de flexibilidad en dicho acceso.</text:h>
      <text:h text:style-name="Text_20_body" text:outline-level="1"/>
      <text:p text:style-name="P26"/>
      <text:h text:style-name="P21" text:outline-level="4">Ingeniería social</text:h>
      <text:p text:style-name="P26"/>
      <text:h text:style-name="Text_20_body" text:outline-level="1"><text:span text:style-name="T5"><text:tab/>Por último tenemos que tener ciertas medidas de seguridad, la mayoría son obvias, y se irán viendo cuando haya que enfrentarse a ellas, pero hay una que nada tiene que ver con la inteligencia y la robustez de un sistema, sino con las personas. </text:span><text:span text:style-name="T6">Hablamos de lo que se viene llamando ingeniería social, es decir, convencer al usuario de que nos proporcione sus datos de acceso</text:span><text:span text:style-name="T5">. ¿Cómo se puede hacer esto en este sistema? A parte de aprovechar los fallos del sistema – errores de programación, versiones antiguas con fallos…- que no serían ingeniería social, hay otra opción en el punto en el que nos comunicamos con el usuario.</text:span></text:h>
      <text:h text:style-name="Text_20_body" text:outline-level="1"/>
      <text:h text:style-name="Text_20_body" text:outline-level="1"><text:tab/>Imaginemos que alguien con malas intenciones, voy a llamarle Sara, no por nada en especial, quiere convencer a, por ejemplo, Luis de que le de su contraseña de acceso. Sara podría generar un mensaje falso que parezca venir del sistema de incidencias, en el que se le comunica que se necesitan sus datos de acceso, porque una manada de comadrejas copetudas alemanas ha destruido el sistema de directorio que guardaba las contraseñas – ponga aquí su excusa favorita -.</text:h>
      <text:h text:style-name="Text_20_body" text:outline-level="1"/>
      <text:h text:style-name="Text_20_body" text:outline-level="1"><text:tab/>¿Qué se puede hacer frente a esto?, dos palabras mágicas privacidad y autenticidad, o si lo prefiere PGP, del que ya hablaremos más adelante en estas páginas. En resumen el sistema debe poder implementar alguna estructura de clave pública en el envío de los correos y mensajes. De nuevo la tecnología nos da el taladro y el agujero, necesitamos que el usuario cuelgue el cuadro en su sitio, y sino no tendremos nada. Es decir, necesitamos que el usuario compruebe y verifique los mensajes mediante este sistema <text:bibliography-mark text:identifier="SINGH99" text:bibliography-type="book" text:author="Simon Singh" text:pages="396" text:publisher="Fourth State" text:title="The code book" text:year="1999">[SINGH99]</text:bibliography-mark>.</text:h>
      <text:h text:style-name="Text_20_body" text:outline-level="1"/>
      <text:p text:style-name="P26"/>
      <text:p text:style-name="P26"/>
      <text:p text:style-name="P26"/>
      <text:h text:style-name="P32" text:outline-level="4">2.1. Visión del sistema.</text:h>
      <text:h text:style-name="P33" text:outline-level="1"/>
      <text:h text:style-name="Text_20_body" text:outline-level="1"><text:tab/>Como podemos ver el sistema planteado es una combinación de sistemas existentes con partes que hay que desarrollar e integrar entre si. Para poder mantener esta filosofía, y permitir que, por ejemplo, en el día de mañana se pueda aplicar parte de este sistema a otra aplicación, o ampliarla, se ha recurrido a diseñarla como módulos independientes que ofrecen una interfaz a través de la que comunicarse con el resto de módulos del sistema.</text:h>
      <text:h text:style-name="Text_20_body" text:outline-level="1"/>
      <text:p text:style-name="P27"><draw:g text:anchor-type="paragraph" draw:z-index="1" draw:style-name="gr1"><draw:g draw:style-name="gr2"><draw:glue-point draw:id="4" svg:x="1.961in" svg:y="0.9827in"/><draw:glue-point draw:id="5" svg:x="1.961in" svg:y="0in"/><draw:glue-point draw:id="6" svg:x="0in" svg:y="1.9657in"/><draw:glue-point draw:id="7" svg:x="1.961in" svg:y="3.9315in"/><draw:glue-point draw:id="8" svg:x="3.9295in" svg:y="1.9657in"/><draw:path draw:style-name="gr3" draw:text-style-name="P28" svg:width="0.3776in" svg:height="0.5004in" svg:x="1.1252in" svg:y="0.0583in" svg:viewBox="0 0 960 1272" svg:d="m478 0c-261 0-478 71-478 159v952c0 88 217 159 478 159s480-71 480-159v-952c0-88-219-159-480-159z"><text:p/></draw:path><draw:path draw:style-name="gr3" draw:text-style-name="P28" svg:width="0.3776in" svg:height="0.1252in" svg:x="1.1252in" svg:y="0.0583in" svg:viewBox="0 0 960 319" svg:d="m478 0c-261 0-478 71-478 159s217 159 478 159 480-73 480-159-219-159-480-159z"><text:p/></draw:path></draw:g><draw:g draw:style-name="gr2"><draw:glue-point draw:id="4" svg:x="1.961in" svg:y="0.9827in"/><draw:glue-point draw:id="5" svg:x="1.961in" svg:y="0in"/><draw:glue-point draw:id="6" svg:x="0in" svg:y="1.9657in"/><draw:glue-point draw:id="7" svg:x="1.961in" svg:y="3.9315in"/><draw:glue-point draw:id="8" svg:x="3.9295in" svg:y="1.9657in"/><draw:path draw:style-name="gr3" draw:text-style-name="P28" svg:width="0.3776in" svg:height="0.5004in" svg:x="3in" svg:y="0.0583in" svg:viewBox="0 0 960 1272" svg:d="m478 0c-261 0-478 71-478 159v952c0 88 217 159 478 159s480-71 480-159v-952c0-88-219-159-480-159z"><text:p/></draw:path><draw:path draw:style-name="gr3" draw:text-style-name="P28" svg:width="0.3776in" svg:height="0.1252in" svg:x="3in" svg:y="0.0583in" svg:viewBox="0 0 960 319" svg:d="m478 0c-261 0-478 71-478 159s217 159 478 159 480-73 480-159-219-159-480-159z"><text:p/></draw:path></draw:g><draw:frame draw:style-name="gr8" draw:text-style-name="P31" svg:width="0.7504in" svg:height="0.2504in" svg:x="1.5in" svg:y="0.0583in"><draw:text-box><text:p text:style-name="P31"><text:span text:style-name="T7">LDAP</text:span></text:p></draw:text-box></draw:frame><draw:frame draw:style-name="gr8" draw:text-style-name="P31" svg:width="1.0004in" svg:height="0.2504in" svg:x="3.8752in" svg:y="0.0583in"><draw:text-box><text:p text:style-name="P31"><text:span text:style-name="T7">Bases de datos</text:span></text:p></draw:text-box></draw:frame><draw:frame draw:style-name="gr9" draw:text-style-name="P31" svg:width="4.1252in" svg:height="2.3752in" svg:x="0.5in" svg:y="1.4315in"><draw:text-box><text:p text:style-name="P31"><text:span text:style-name="T8">Sistema de gestión de incidencias</text:span></text:p></draw:text-box></draw:frame><draw:frame draw:style-name="gr10" draw:text-style-name="P29" svg:width="1.3752in" svg:height="0.5004in" svg:x="3.1252in" svg:y="1.3083in"><draw:text-box><text:p text:style-name="P29"><text:span text:style-name="T7">Sistema de acceso a la base de datos</text:span></text:p></draw:text-box></draw:frame><draw:frame draw:style-name="gr10" draw:text-style-name="P29" svg:width="1.3752in" svg:height="0.5004in" svg:x="0.6252in" svg:y="1.3083in"><draw:text-box><text:p text:style-name="P29"><text:span text:style-name="T7">Sistema de acceso al LDAP</text:span></text:p></draw:text-box></draw:frame><draw:frame draw:style-name="gr10" draw:text-style-name="P29" svg:width="1.3752in" svg:height="0.5004in" svg:x="3.3752in" svg:y="2.3083in"><draw:text-box><text:p text:style-name="P29"><text:span text:style-name="T7">Sistema de acceso a la configuración</text:span></text:p></draw:text-box></draw:frame><draw:frame draw:style-name="gr10" draw:text-style-name="P29" svg:width="1.0004in" svg:height="0.5004in" svg:x="0.5835in" svg:y="3.4335in"><draw:text-box><text:p text:style-name="P29"><text:span text:style-name="T7">Generación páginas HTML</text:span></text:p></draw:text-box></draw:frame><draw:frame draw:style-name="gr10" draw:text-style-name="P29" svg:width="1.1252in" svg:height="0.5004in" svg:x="3.3752in" svg:y="3.4335in"><draw:text-box><text:p text:style-name="P29"><text:span text:style-name="T7">Sistema de clave pública</text:span></text:p></draw:text-box></draw:frame><draw:g draw:style-name="gr2"><draw:g draw:style-name="gr2"><draw:glue-point draw:id="4" svg:x="1.9657in" svg:y="0in"/><draw:glue-point draw:id="5" svg:x="0in" svg:y="1.9657in"/><draw:glue-point draw:id="6" svg:x="1.9657in" svg:y="3.9315in"/><draw:glue-point draw:id="7" svg:x="3.9315in" svg:y="1.9657in"/><draw:polygon draw:style-name="gr3" draw:text-style-name="P28" svg:width="0.5004in" svg:height="0.5004in" svg:x="5.3752in" svg:y="2.3189in" svg:viewBox="0 0 1272 1272" draw:points="0,0 1270,0 1270,1111 1111,1270 0,1270"><text:p/></draw:polygon><draw:path draw:style-name="gr11" draw:text-style-name="P28" svg:width="0.063in" svg:height="0.063in" svg:x="5.8126in" svg:y="2.7563in" svg:viewBox="0 0 161 161" svg:d="m0 159 42-159c39 23 37 11 117 0z"><text:p/></draw:path></draw:g><draw:frame draw:style-name="gr12" draw:text-style-name="P29" svg:width="0.5004in" svg:height="0.4421in" svg:x="5.3752in" svg:y="2.3189in"><draw:text-box><text:p text:style-name="P29"><text:span text:style-name="T7">XML</text:span></text:p></draw:text-box></draw:frame></draw:g><draw:line draw:style-name="gr13" draw:text-style-name="P30" svg:x1="1.3126in" svg:y1="0.6315in" svg:x2="1.3126in" svg:y2="1.2567in"><text:p/></draw:line><draw:line draw:style-name="gr13" draw:text-style-name="P30" svg:x1="3.7165in" svg:y1="0.6106in" svg:x2="3.7165in" svg:y2="1.2358in"><text:p/></draw:line><draw:frame draw:style-name="gr10" draw:text-style-name="P31" svg:width="1.2504in" svg:height="0.2504in" svg:x="3.0835in" svg:y="0.8189in"><draw:text-box><text:p text:style-name="P31"><text:span text:style-name="T7">Interfaz de acceso</text:span></text:p></draw:text-box></draw:frame><draw:line draw:style-name="gr13" draw:text-style-name="P30" svg:x1="4.8228in" svg:y1="2.5583in" svg:x2="5.3228in" svg:y2="2.5583in"><text:p/></draw:line><draw:frame draw:style-name="gr14" draw:text-style-name="P29" svg:width="1.1252in" svg:height="0.5004in" svg:x="0.5728in" svg:y="4.3606in"><draw:text-box><text:p text:style-name="P29"><text:span text:style-name="T7">Servidor Web</text:span></text:p></draw:text-box></draw:frame><draw:line draw:style-name="gr15" draw:text-style-name="P30" svg:x1="1.1252in" svg:y1="3.9335in" svg:x2="1.1252in" svg:y2="4.3087in"><text:p/></draw:line><draw:frame draw:style-name="gr14" draw:text-style-name="P29" svg:width="1.1252in" svg:height="0.5004in" svg:x="3.5in" svg:y="4.3606in"><draw:text-box><text:p text:style-name="P29"><text:span text:style-name="T7">Servidor de correo</text:span></text:p></draw:text-box></draw:frame><draw:line draw:style-name="gr15" draw:text-style-name="P30" svg:x1="4.0209in" svg:y1="3.9232in" svg:x2="4.0209in" svg:y2="4.2984in"><text:p/></draw:line><draw:line draw:style-name="gr15" draw:text-style-name="P30" svg:x1="1.1772in" svg:y1="4.8606in" svg:x2="1.1772in" svg:y2="5.2358in"><text:p/></draw:line><draw:frame draw:style-name="gr14" draw:text-style-name="P29" svg:width="1.1252in" svg:height="0.5004in" svg:x="0.6043in" svg:y="5.3083in"><draw:text-box><text:p text:style-name="P29"><text:span text:style-name="T7">Navegador</text:span></text:p></draw:text-box></draw:frame><draw:frame draw:style-name="gr14" draw:text-style-name="P29" svg:width="1.1252in" svg:height="0.5004in" svg:x="3.5in" svg:y="5.3083in"><draw:text-box><text:p text:style-name="P29"><text:span text:style-name="T7">Gestor de correo</text:span></text:p></draw:text-box></draw:frame><draw:line draw:style-name="gr15" draw:text-style-name="P30" svg:x1="4.0835in" svg:y1="4.8709in" svg:x2="4.0835in" svg:y2="5.2461in"><text:p/></draw:line><draw:line draw:style-name="gr13" draw:text-style-name="P30" svg:x1="1.6252in" svg:y1="3.6835in" svg:x2="3.3752in" svg:y2="3.6835in"><text:p/></draw:line><draw:frame draw:style-name="gr10" draw:text-style-name="P29" svg:width="1.5004in" svg:height="0.5004in" svg:x="1.7398in" svg:y="3.4335in"><draw:text-box><text:p text:style-name="P29"><text:span text:style-name="T7">Sistema para comunicación con usuario</text:span></text:p></draw:text-box></draw:frame><draw:g draw:style-name="gr2"><draw:glue-point draw:id="4" svg:x="1.961in" svg:y="0.9827in"/><draw:glue-point draw:id="5" svg:x="1.961in" svg:y="0in"/><draw:glue-point draw:id="6" svg:x="0in" svg:y="1.9657in"/><draw:glue-point draw:id="7" svg:x="1.961in" svg:y="3.9315in"/><draw:glue-point draw:id="8" svg:x="3.9295in" svg:y="1.9657in"/><draw:path draw:style-name="gr3" draw:text-style-name="P28" svg:width="0.3776in" svg:height="0.5004in" svg:x="3.4984in" svg:y="0.048in" svg:viewBox="0 0 960 1272" svg:d="m478 0c-261 0-478 71-478 159v952c0 88 217 159 478 159s480-71 480-159v-952c0-88-219-159-480-159z"><text:p/></draw:path><draw:path draw:style-name="gr3" draw:text-style-name="P28" svg:width="0.3776in" svg:height="0.1252in" svg:x="3.4984in" svg:y="0.048in" svg:viewBox="0 0 960 319" svg:d="m478 0c-261 0-478 71-478 159s217 159 478 159 480-73 480-159-219-159-480-159z"><text:p/></draw:path></draw:g></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Text_20_body" text:outline-level="1">Si abrimos la caja correspondiente al sistema de gestión de incidencias tendremos:</text:h>
      <text:p text:style-name="P26"><draw:g text:anchor-type="paragraph" draw:z-index="2" draw:style-name="gr16"><draw:line draw:style-name="gr17" draw:text-style-name="P34" svg:x1="4.1437in" svg:y1="2.6283in" svg:x2="4.1437in" svg:y2="4.2685in"><text:p/></draw:line><draw:frame draw:style-name="gr18" draw:text-style-name="P36" svg:width="0.9476in" svg:height="0.6724in" svg:x="0.8283in" svg:y="1.6835in"><draw:text-box><text:p text:style-name="P35"><text:span text:style-name="T9">Autenticación del usuario</text:span></text:p></draw:text-box></draw:frame><draw:path draw:style-name="gr19" draw:text-style-name="P37" svg:width="0.3567in" svg:height="0.4205in" svg:x="0.1575in" svg:y="0.6929in" svg:viewBox="0 0 907 1069" svg:d="m453 0c-247 0-453 60-453 134v801c0 74 206 132 453 132s452-58 452-132v-801c0-74-205-134-452-134z"><text:p/></draw:path><draw:path draw:style-name="gr19" draw:text-style-name="P37" svg:width="0.3567in" svg:height="0.1059in" svg:x="0.1575in" svg:y="0.6929in" svg:viewBox="0 0 907 270" svg:d="m453 0c-247 0-453 60-453 134s206 134 453 134 452-62 452-134-205-134-452-134z"><text:p/></draw:path><draw:path draw:style-name="gr19" draw:text-style-name="P37" svg:width="0.3567in" svg:height="0.3157in" svg:x="2.2492in" svg:y="0.3516in" svg:viewBox="0 0 907 803" svg:d="m452 0c-247 0-452 46-452 99v603c0 55 205 99 452 99s453-44 453-99v-603c0-53-205-99-453-99z"><text:p/></draw:path><draw:path draw:style-name="gr19" draw:text-style-name="P37" svg:width="0.3567in" svg:height="0.0795in" svg:x="2.2492in" svg:y="0.3516in" svg:viewBox="0 0 907 203" svg:d="m452 0c-247 0-452 46-452 99s205 102 452 102 453-46 453-102-205-99-453-99z"><text:p/></draw:path><draw:frame draw:style-name="gr20" draw:text-style-name="P38" svg:width="0.198in" svg:height="0.3567in" draw:transform="rotate (-1.57079632679579) translate (2.47291666666667in 0.430555555555556in)"><draw:text-box><text:p/></draw:text-box></draw:frame><draw:frame draw:style-name="gr18" draw:text-style-name="P36" svg:width="0.948in" svg:height="0.6724in" svg:x="1.6575in" svg:y="3.2598in"><draw:text-box><text:p text:style-name="P35"><text:span text:style-name="T9">Sistema de acceso a BD</text:span></text:p></draw:text-box></draw:frame><draw:frame draw:style-name="gr18" draw:text-style-name="P39" svg:width="0.948in" svg:height="0.6732in" svg:x="0.2366in" svg:y="2.839in"><draw:text-box><text:p text:style-name="P35"><text:span text:style-name="T10">Sistema de acceso a LDAP</text:span></text:p></draw:text-box></draw:frame><draw:frame draw:style-name="gr21" draw:text-style-name="P36" svg:width="0.8921in" svg:height="0.2106in" svg:x="1.5138in" svg:y="1.0161in"><draw:text-box><text:p text:style-name="P35"><text:span text:style-name="T9">Interfaz</text:span></text:p></draw:text-box></draw:frame><draw:frame draw:style-name="gr18" draw:text-style-name="P36" svg:width="0.9476in" svg:height="0.674in" svg:x="3.4335in" svg:y="1.998in"><draw:text-box><text:p text:style-name="P35"><text:span text:style-name="T9">Sistema de gestión de incidencias</text:span></text:p></draw:text-box></draw:frame><draw:frame draw:style-name="gr22" draw:text-style-name="P36" svg:width="0.9476in" svg:height="0.6724in" svg:x="3.4335in" svg:y="4.4161in"><draw:text-box><text:p text:style-name="P35"><text:span text:style-name="T9">Sistema para presentación en pantalla</text:span></text:p></draw:text-box></draw:frame><draw:frame draw:style-name="gr18" draw:text-style-name="P39" svg:width="0.9476in" svg:height="0.674in" svg:x="3.0783in" svg:y="3.1543in"><draw:text-box><text:p text:style-name="P35"><text:span text:style-name="T10">Sistema de acceso al inventario</text:span></text:p></draw:text-box></draw:frame><draw:line draw:style-name="gr23" draw:text-style-name="P34" svg:x1="1.3102in" svg:y1="2.3555in" svg:x2="1.3102in" svg:y2="2.5244in"><text:p/></draw:line><draw:line draw:style-name="gr23" draw:text-style-name="P34" svg:x1="0.9465in" svg:y1="2.5244in" svg:x2="1.6575in" svg:y2="2.5244in"><text:p/></draw:line><draw:line draw:style-name="gr24" draw:text-style-name="P34" svg:x1="0.9465in" svg:y1="2.5244in" svg:x2="0.9465in" svg:y2="2.7343in"><text:p/></draw:line><draw:line draw:style-name="gr24" draw:text-style-name="P34" svg:x1="1.6575in" svg:y1="2.5244in" svg:x2="1.6575in" svg:y2="3.1543in"><text:p/></draw:line><draw:line draw:style-name="gr24" draw:text-style-name="P34" svg:x1="0.3547in" svg:y1="1.2453in" svg:x2="0.3547in" svg:y2="2.7169in"><text:p/></draw:line><draw:line draw:style-name="gr24" draw:text-style-name="P34" svg:x1="1.7756in" svg:y1="2.2083in" svg:x2="3.1957in" svg:y2="2.2083in"><text:p/></draw:line><draw:line draw:style-name="gr25" draw:text-style-name="P34" svg:x1="3.3154in" svg:y1="2.6283in" svg:x2="2.3681in" svg:y2="2.6283in"><text:p/></draw:line><draw:line draw:style-name="gr17" draw:text-style-name="P34" svg:x1="2.3681in" svg:y1="2.6283in" svg:x2="2.3681in" svg:y2="3.1539in"><text:p/></draw:line><draw:line draw:style-name="gr24" draw:text-style-name="P34" svg:x1="3.552in" svg:y1="2.7343in" svg:x2="3.552in" svg:y2="3.0496in"><text:p/></draw:line><draw:line draw:style-name="gr24" draw:text-style-name="P34" svg:x1="2.4374in" svg:y1="0.6724in" svg:x2="2.4366in" svg:y2="0.9961in"><text:p/></draw:line><draw:line draw:style-name="gr24" draw:text-style-name="P34" svg:x1="2.1807in" svg:y1="1.35in" svg:x2="2.1807in" svg:y2="3.1366in"><text:p/></draw:line><draw:frame draw:style-name="gr22" draw:text-style-name="P36" svg:width="0.948in" svg:height="0.6732in" svg:x="3.1957in" svg:y="5.5717in"><draw:text-box><text:p text:style-name="P35"><text:span text:style-name="T9">Sistema para comunicación con usuario</text:span></text:p></draw:text-box></draw:frame><draw:polygon draw:style-name="gr19" draw:text-style-name="P37" svg:width="0.474in" svg:height="0.2122in" svg:x="3.4335in" svg:y="0.2461in" svg:viewBox="0 0 1205 540" draw:points="0,0 1203,0 1203,469 1053,538 0,538"><text:p/></draw:polygon><draw:path draw:style-name="gr26" draw:text-style-name="P37" svg:width="0.0594in" svg:height="0.0276in" svg:x="3.848in" svg:y="0.4307in" svg:viewBox="0 0 152 71" svg:d="m0 69 41-69c37 9 35 4 109 0z"><text:p/></draw:path><draw:frame draw:style-name="gr27" draw:text-style-name="P36" svg:width="0.474in" svg:height="0.1862in" svg:x="3.4335in" svg:y="0.2461in"><draw:text-box><text:p text:style-name="P35"><text:span text:style-name="T9">Usuarios</text:span></text:p></draw:text-box></draw:frame><draw:polygon draw:style-name="gr19" draw:text-style-name="P37" svg:width="0.5933in" svg:height="0.2114in" svg:x="3.4335in" svg:y="0.5618in" svg:viewBox="0 0 1508 538" draw:points="0,0 1506,0 1506,467 1316,536 0,536"><text:p/></draw:polygon><draw:path draw:style-name="gr26" draw:text-style-name="P37" svg:width="0.0752in" svg:height="0.0276in" svg:x="3.9516in" svg:y="0.7461in" svg:viewBox="0 0 192 71" svg:d="m0 69 49-69c46 11 43 4 142 0z"><text:p/></draw:path><draw:frame draw:style-name="gr27" draw:text-style-name="P36" svg:width="0.5933in" svg:height="0.1862in" svg:x="3.4335in" svg:y="0.5618in"><draw:text-box><text:p text:style-name="P35"><text:span text:style-name="T9">Incidencias</text:span></text:p></draw:text-box></draw:frame><draw:polygon draw:style-name="gr19" draw:text-style-name="P37" svg:width="0.7106in" svg:height="0.2122in" svg:x="4.0256in" svg:y="0.2461in" svg:viewBox="0 0 1806 540" draw:points="0,0 1804,0 1804,469 1577,538 0,538"><text:p/></draw:polygon><draw:path draw:style-name="gr26" draw:text-style-name="P37" svg:width="0.0898in" svg:height="0.0276in" svg:x="4.6465in" svg:y="0.4307in" svg:viewBox="0 0 229 71" svg:d="m0 69 58-69c58 9 57 4 170 0z"><text:p/></draw:path><draw:frame draw:style-name="gr27" draw:text-style-name="P36" svg:width="0.7106in" svg:height="0.1862in" svg:x="4.0256in" svg:y="0.2461in"><draw:text-box><text:p text:style-name="P35"><text:span text:style-name="T9">Presentación</text:span></text:p></draw:text-box></draw:frame><draw:polygon draw:style-name="gr19" draw:text-style-name="P37" svg:width="0.5925in" svg:height="0.2114in" svg:x="4.8543in" svg:y="0.3516in" svg:viewBox="0 0 1506 538" draw:points="0,0 1505,0 1505,467 1316,536 0,536"><text:p/></draw:polygon><draw:path draw:style-name="gr26" draw:text-style-name="P37" svg:width="0.0748in" svg:height="0.0276in" svg:x="5.372in" svg:y="0.5354in" svg:viewBox="0 0 191 71" svg:d="m0 69 49-69c46 11 43 5 140 0z"><text:p/></draw:path><draw:frame draw:style-name="gr27" draw:text-style-name="P36" svg:width="0.5925in" svg:height="0.1862in" svg:x="4.8543in" svg:y="0.3516in"><draw:text-box><text:p text:style-name="P35"><text:span text:style-name="T9">Mensajes</text:span></text:p></draw:text-box></draw:frame><draw:polygon draw:style-name="gr19" draw:text-style-name="P37" svg:width="0.5925in" svg:height="0.2114in" svg:x="4.1437in" svg:y="0.6665in" svg:viewBox="0 0 1506 538" draw:points="0,0 1505,0 1505,467 1318,536 0,536"><text:p/></draw:polygon><draw:path draw:style-name="gr26" draw:text-style-name="P37" svg:width="0.074in" svg:height="0.0276in" svg:x="4.6626in" svg:y="0.8508in" svg:viewBox="0 0 189 71" svg:d="m0 69 48-69c45 11 44 4 139 0z"><text:p/></draw:path><draw:frame draw:style-name="gr27" draw:text-style-name="P36" svg:width="0.5933in" svg:height="0.1862in" svg:x="4.1437in" svg:y="0.6665in"><draw:text-box><text:p text:style-name="P35"><text:span text:style-name="T9">Inventario</text:span></text:p></draw:text-box></draw:frame><draw:rect draw:style-name="gr28" draw:text-style-name="P37" svg:width="2.1315in" svg:height="0.8421in" svg:x="3.3701in" svg:y="0.1063in"><text:p/></draw:rect><draw:line draw:style-name="gr24" draw:text-style-name="P34" svg:x1="2.6756in" svg:y1="3.5398in" svg:x2="2.889in" svg:y2="3.539in"><text:p/></draw:line><draw:line draw:style-name="gr24" draw:text-style-name="P34" svg:x1="2.7228in" svg:y1="3.9953in" svg:x2="3.3154in" svg:y2="4.3106in"><text:p/></draw:line><draw:line draw:style-name="gr24" draw:text-style-name="P34" svg:x1="3.7882in" svg:y1="5.1374in" svg:x2="3.7882in" svg:y2="5.4528in"><text:p/></draw:line><draw:line draw:style-name="gr24" draw:text-style-name="P34" svg:x1="2.5661in" svg:y1="4.0583in" svg:x2="3.2823in" svg:y2="5.3799in"><text:p/></draw:line><draw:frame draw:style-name="gr18" draw:text-style-name="P36" svg:width="0.9476in" svg:height="0.674in" svg:x="1.8953in" svg:y="6.1319in"><draw:text-box><text:p text:style-name="P35"><text:span text:style-name="T9">Sistema de clave pública</text:span></text:p></draw:text-box></draw:frame><draw:frame draw:style-name="gr18" draw:text-style-name="P36" svg:width="0.9476in" svg:height="0.674in" svg:x="0.7102in" svg:y="5.2909in"><draw:text-box><text:p text:style-name="P35"><text:span text:style-name="T9">Sistema de carga de la configuración</text:span></text:p></draw:text-box></draw:frame><draw:line draw:style-name="gr24" draw:text-style-name="P34" svg:x1="0.8283in" svg:y1="3.6098in" svg:x2="0.8283in" svg:y2="5.1862in"><text:p/></draw:line><draw:line draw:style-name="gr25" draw:text-style-name="P34" svg:x1="1.4209in" svg:y1="5.1858in" svg:x2="1.4209in" svg:y2="3.8902in"><text:p/></draw:line><draw:line draw:style-name="gr17" draw:text-style-name="P34" svg:x1="1.4209in" svg:y1="3.8906in" svg:x2="1.6335in" svg:y2="3.8898in"><text:p/></draw:line><draw:polygon draw:style-name="gr19" draw:text-style-name="P37" svg:width="0.474in" svg:height="0.4213in" svg:x="0.3161in" svg:y="7.8843in" svg:viewBox="0 0 1205 1071" draw:points="0,0 1203,0 1203,933 1053,1069 0,1069"><text:p/></draw:polygon><draw:path draw:style-name="gr26" draw:text-style-name="P37" svg:width="0.0598in" svg:height="0.0531in" svg:x="0.7327in" svg:y="8.2264in" svg:viewBox="0 0 153 136" svg:d="m0 134 41-134c37 19 35 11 111 0z"><text:p/></draw:path><draw:frame draw:style-name="gr29" draw:text-style-name="P36" svg:width="0.628in" svg:height="0.3768in" svg:x="0.2228in" svg:y="7.8843in"><draw:text-box><text:p text:style-name="P35"><text:span text:style-name="T9">XML</text:span></text:p></draw:text-box></draw:frame><draw:line draw:style-name="gr24" draw:text-style-name="P34" svg:x1="0.9465in" svg:y1="6.0272in" svg:x2="0.9465in" svg:y2="7.9189in"><text:p/></draw:line><draw:frame draw:style-name="gr18" draw:text-style-name="P39" svg:width="0.9476in" svg:height="0.6732in" svg:x="3.1465in" svg:y="6.8028in"><draw:text-box><text:p text:style-name="P35"><text:span text:style-name="T10">Generación páginas HTML</text:span></text:p></draw:text-box></draw:frame><draw:line draw:style-name="gr17" draw:text-style-name="P34" svg:x1="4.2626in" svg:y1="5.102in" svg:x2="4.2626in" svg:y2="6.8681in"><text:p/></draw:line><draw:line draw:style-name="gr24" draw:text-style-name="P34" svg:x1="5.0929in" svg:y1="4.3516in" svg:x2="4.4374in" svg:y2="4.8134in"><text:p/></draw:line><draw:line draw:style-name="gr24" draw:text-style-name="P34" svg:x1="5.1646in" svg:y1="3.6185in" svg:x2="4.239in" svg:y2="2.8165in"><text:p/></draw:line><draw:line draw:style-name="gr23" draw:text-style-name="P34" svg:x1="5.2091in" svg:y1="4.3598in" svg:x2="5.2091in" svg:y2="5.8307in"><text:p/></draw:line><draw:line draw:style-name="gr17" draw:text-style-name="P34" svg:x1="5.2091in" svg:y1="5.8374in" svg:x2="4.1437in" svg:y2="5.8374in"><text:p/></draw:line><draw:line draw:style-name="gr23" draw:text-style-name="P34" svg:x1="5.4465in" svg:y1="4.3106in" svg:x2="5.4465in" svg:y2="6.5531in"><text:p/></draw:line><draw:line draw:style-name="gr17" draw:text-style-name="P34" svg:x1="5.45in" svg:y1="6.5528in" svg:x2="2.861in" svg:y2="6.5528in"><text:p/></draw:line><draw:frame draw:style-name="gr22" draw:text-style-name="P36" svg:width="0.948in" svg:height="0.6732in" svg:x="4.6165in" svg:y="3.6791in"><draw:text-box><text:p text:style-name="P35"><text:span text:style-name="T9">Módulo administrador</text:span></text:p></draw:text-box></draw:frame><draw:line draw:style-name="gr24" draw:text-style-name="P34" svg:x1="1.1252in" svg:y1="6.0709in" svg:x2="1.7169in" svg:y2="6.3862in"><text:p/></draw:line><draw:rect draw:style-name="gr30" draw:text-style-name="P37" svg:width="5.8016in" svg:height="6.2016in" svg:x="0in" svg:y="1.5079in"><text:p/></draw:rect><draw:line draw:style-name="gr24" draw:text-style-name="P34" svg:x1="2.7228in" svg:y1="0.5618in" svg:x2="3.1965in" svg:y2="0.5618in"><text:p/></draw:line><draw:line draw:style-name="gr17" draw:text-style-name="P34" svg:x1="2.3752in" svg:y1="6.8118in" svg:x2="2.3752in" svg:y2="8.2835in"><text:p/></draw:line><draw:line draw:style-name="gr17" draw:text-style-name="P34" svg:x1="3.6098in" svg:y1="7.4846in" svg:x2="3.6098in" svg:y2="8.1154in"><text:p/></draw:line><draw:rect draw:style-name="gr31" draw:text-style-name="P41" svg:width="1.1205in" svg:height="0.2807in" svg:x="1.1307in" svg:y="8.0764in"><text:p text:style-name="P40"><text:span text:style-name="T11">Servidor de correo</text:span></text:p></draw:rect><draw:rect draw:style-name="gr31" draw:text-style-name="P41" svg:width="1.1213in" svg:height="0.2815in" svg:x="3.3516in" svg:y="8.1902in"><text:p text:style-name="P40"><text:span text:style-name="T11">Servidor web</text:span></text:p></draw:rect></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Explicación de cada modulo.</text:p>
      <text:p text:style-name="P26"/>
      <text:p text:style-name="P26"/>
      <text:p text:style-name="P26"/>
      <text:p text:style-name="P26"/>
      <text:p text:style-name="P26"/>
      <text:p text:style-name="P26"/>
      <text:h text:style-name="Heading_20_2" text:outline-level="2">2.3 Entidad relación</text:h>
      <text:p text:style-name="P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Lucidasans, 'Lucida Sans', 'Arial Unicode MS'"/>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 svg:font-family="Tahoma, Lucidasans, 'Lucida Sans', 'Arial Unicode MS'" style:font-pitch="variable"/>
    <style:font-face style:name="Nimbus Roman No9 L" svg:font-family="'Nimbus Roman No9 L'" style:font-family-generic="roman" style:font-pitch="variable"/>
    <style:font-face style:name="Nimbus Sans L2" svg:font-family="'Nimbus Sans L'" style:font-family-generic="roman" style:font-pitch="variable"/>
    <style:font-face style:name="Tahoma1" svg:font-family="Tahoma, Lucidasans, 'Lucida Sans', 'Arial Unicode M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office:font-face-decls>
  <office:styles>
    <draw:marker draw:name="msArrowEnd_20_5" draw:display-name="msArrowEnd 5" svg:viewBox="0 0 210 210" svg:d="m105 0 105 210h-210z"/>
    <draw:stroke-dash draw:name="Dash_20_3" draw:display-name="Dash 3" draw:style="rect" draw:dots2="1" draw:dots2-length="0.0236in" draw:distance="0.0177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font-name-asian="Nimbus Sans 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1pt"/>
    </style:style>
    <style:style style:name="Text_20_body" style:display-name="Text body" style:family="paragraph" style:parent-style-name="Standard" style:class="text" style:default-outline-level="1">
      <style:paragraph-properties fo:margin-top="0in" fo:margin-bottom="0.0835in" fo:line-height="15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1" style:font-size-asian="14pt" style:font-name-complex="Tahoma" style:font-size-complex="14pt"/>
    </style:style>
    <style:style style:name="Heading_20_1" style:display-name="Heading 1" style:family="paragraph" style:parent-style-name="Heading" style:next-style-name="Text_20_body" style:class="text">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text-properties fo:font-size="10pt"/>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text-properties fo:font-size="10pt"/>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0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4">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none" fo:padding="0in" fo:background-color="#cccccc" style:dynamic-spacing="false">
          <style:background-image/>
        </style:header-footer-properties>
      </style:header-style>
      <style:footer-style>
        <style:header-footer-properties fo:min-height="0.4in" fo:margin-left="0in" fo:margin-right="0in" fo:margin-top="0.2in" fo:border-top="0.0008in solid #cccccc" fo:border-bottom="none" fo:border-left="none" fo:border-right="none" fo:padding="0.0201in" fo:background-color="#cccccc" style:dynamic-spacing="false">
          <style:background-image/>
        </style:header-footer-properties>
      </style:footer-style>
    </style:page-layout>
    <style:page-layout style:name="pm5">
      <style:page-layout-properties fo:page-width="8.2701in" fo:page-height="11.6902in" style:num-format="1" style:print-orientation="portrait" fo:margin-top="1in" fo:margin-bottom="1in" fo:margin-left="1.25in" fo:margin-right="1.25in" fo:background-color="#cccccc"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fo:border="0.0008in solid #000000" fo:padding="0.0201in" style:dynamic-spacing="false"/>
      </style:footer-style>
    </style:page-layout>
  </office:automatic-styles>
  <office:master-styles>
    <style:master-page style:name="Standard" style:page-layout-name="pm1"/>
    <style:master-page style:name="First_20_Page" style:display-name="First Page" style:page-layout-name="pm2" style:next-style-name="Standard"/>
    <style:master-page style:name="Index" style:page-layout-name="pm2"/>
    <style:master-page style:name="Endnote" style:page-layout-name="pm3"/>
    <style:master-page style:name="Introduccion" style:page-layout-name="pm4">
      <style:header>
        <text:p text:style-name="P1">- Introducción -</text:p>
      </style:header>
      <style:footer>
        <text:p text:style-name="P2">Sisifo. Sistema de gestión de incidencias. Página <text:page-number text:select-page="current">10</text:page-number>.</text:p>
      </style:footer>
    </style:master-page>
    <style:master-page style:name="Portada" style:page-layout-name="pm5"/>
    <style:master-page style:name="Punto_20_2" style:display-name="Punto 2" style:page-layout-name="pm6">
      <style:header>
        <text:p text:style-name="P1">- Capitulo 2-</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12$Linux OpenOffice.org_project/680m112$Build-8929</meta:generator>
    <meta:creation-date>2005-07-02T13:13:07</meta:creation-date>
    <dc:date>2005-07-11T10:35:38</dc:date>
    <dc:language>es-ES</dc:language>
    <meta:editing-cycles>33</meta:editing-cycles>
    <meta:editing-duration>PT3H38M22S</meta:editing-duration>
    <meta:user-defined meta:name="Info 1"/>
    <meta:user-defined meta:name="Info 2"/>
    <meta:user-defined meta:name="Info 3"/>
    <meta:user-defined meta:name="Info 4"/>
    <meta:document-statistic meta:table-count="0" meta:image-count="2" meta:object-count="0" meta:page-count="17" meta:paragraph-count="86" meta:word-count="2951" meta:character-count="17962"/>
  </office:meta>
</office:document-meta>
</file>